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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111in"/>
    </style:style>
    <style:style style:name="T2" style:parent-style-name="DefaultParagraphFont" style:family="text">
      <style:text-properties style:font-name="Calibri Light" style:font-name-asian="Calibri" style:font-name-complex="Calibri Light" fo:font-size="8pt" style:font-size-asian="8pt" style:font-size-complex="8pt"/>
    </style:style>
    <style:style style:name="T3" style:parent-style-name="DefaultParagraphFont" style:family="text">
      <style:text-properties style:font-name="Calibri Light" style:font-name-asian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.1111in"/>
    </style:style>
    <style:style style:name="T5" style:parent-style-name="DefaultParagraphFont" style:family="text">
      <style:text-properties style:font-name="Calibri Light" style:font-name-asian="Calibri Light" style:font-name-complex="Calibri Light" fo:font-size="8pt" style:font-size-asian="8pt" style:font-size-complex="8pt"/>
    </style:style>
    <style:style style:name="T6" style:parent-style-name="DefaultParagraphFont" style:family="text">
      <style:text-properties style:font-name="Calibri Light" style:font-name-asian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.1111in"/>
    </style:style>
    <style:style style:name="T8" style:parent-style-name="DefaultParagraphFont" style:family="text">
      <style:text-properties style:font-name="Calibri Light" style:font-name-asian="Calibri Light" style:font-name-complex="Calibri Light" fo:font-size="8pt" style:font-size-asian="8pt" style:font-size-complex="8pt"/>
    </style:style>
    <style:style style:name="T9" style:parent-style-name="DefaultParagraphFont" style:family="text">
      <style:text-properties style:font-name="Calibri Light" style:font-name-asian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 Light" style:font-name-asian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" style:parent-style-name="Normal" style:family="paragraph">
      <style:paragraph-properties fo:margin-bottom="0.1111in"/>
    </style:style>
    <style:style style:name="T13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P1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5" style:parent-style-name="Normal" style:family="paragraph">
      <style:paragraph-properties fo:margin-bottom="0.1111in"/>
    </style:style>
    <style:style style:name="T16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8" style:parent-style-name="Normal" style:family="paragraph">
      <style:paragraph-properties fo:margin-bottom="0.1111in"/>
    </style:style>
    <style:style style:name="T19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22" style:parent-style-name="Normal" style:family="paragraph">
      <style:paragraph-properties fo:margin-bottom="0.1111in"/>
    </style:style>
    <style:style style:name="T23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bottom="0.1111in"/>
    </style:style>
    <style:style style:name="T2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.1111in"/>
    </style:style>
    <style:style style:name="T27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.1666in"/>
    </style:style>
    <style:style style:name="T29" style:parent-style-name="DefaultParagraphFont" style:family="text">
      <style:text-properties style:font-name="Calibri Light" style:font-name-complex="Calibri Light" fo:color="#333333" fo:font-size="8pt" style:font-size-asian="8pt" style:font-size-complex="8pt"/>
    </style:style>
    <style:style style:name="P30" style:parent-style-name="Normal" style:family="paragraph">
      <style:paragraph-properties fo:margin-bottom="0.1111in"/>
    </style:style>
    <style:style style:name="T31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3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5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36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3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38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39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0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1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2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4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5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6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7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8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49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0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1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2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4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5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6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8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59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60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61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62" style:parent-style-name="Normal" style:family="paragraph">
      <style:paragraph-properties fo:margin-bottom="0.1111in"/>
    </style:style>
    <style:style style:name="T63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64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65" style:parent-style-name="Normal" style:family="paragraph">
      <style:paragraph-properties fo:margin-bottom="0.1111in"/>
    </style:style>
    <style:style style:name="T6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67" style:parent-style-name="Normal" style:family="paragraph">
      <style:paragraph-properties fo:margin-bottom="0.1111in"/>
    </style:style>
    <style:style style:name="T68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69" style:parent-style-name="Normal" style:family="paragraph">
      <style:paragraph-properties fo:margin-bottom="0.1111in"/>
    </style:style>
    <style:style style:name="T70" style:parent-style-name="DefaultParagraphFont" style:family="text">
      <style:text-properties style:font-name="Calibri Light" style:font-name-complex="Calibri Light" fo:color="#FF0000" fo:font-size="8pt" style:font-size-asian="8pt" style:font-size-complex="8pt"/>
    </style:style>
    <style:style style:name="P7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72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4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5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6" style:parent-style-name="Normal" style:family="paragraph">
      <style:paragraph-properties fo:margin-bottom="0.1111in" fo:margin-left="0.5in" fo:text-indent="-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8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7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8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8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8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8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4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5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6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8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89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0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1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2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4" style:parent-style-name="Normal" style:family="paragraph">
      <style:paragraph-properties fo:margin-bottom="0.1111in" fo:margin-left="0.5in">
        <style:tab-stops/>
      </style:paragraph-properties>
    </style:style>
    <style:style style:name="T95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9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9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8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99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00" style:parent-style-name="Normal" style:family="paragraph">
      <style:paragraph-properties fo:margin-bottom="0.1111in" fo:margin-left="0.5in">
        <style:tab-stops/>
      </style:paragraph-properties>
    </style:style>
    <style:style style:name="T101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02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0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04" style:parent-style-name="Normal" style:family="paragraph">
      <style:paragraph-properties fo:margin-bottom="0.0694in"/>
    </style:style>
    <style:style style:name="T105" style:parent-style-name="DefaultParagraphFont" style:family="text">
      <style:text-properties style:font-name="Calibri Light" style:font-name-complex="Calibri Light" fo:font-weight="bold" style:font-weight-asian="bold" fo:color="#090909" fo:font-size="8pt" style:font-size-asian="8pt" style:font-size-complex="8pt"/>
    </style:style>
    <style:style style:name="P106" style:parent-style-name="Normal" style:family="paragraph">
      <style:paragraph-properties fo:margin-bottom="0.0694in"/>
    </style:style>
    <style:style style:name="T107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0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09" style:parent-style-name="Normal" style:family="paragraph">
      <style:paragraph-properties fo:margin-bottom="0.1111in"/>
    </style:style>
    <style:style style:name="T110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1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3" style:parent-style-name="Normal" style:family="paragraph">
      <style:paragraph-properties fo:margin-bottom="0.1111in"/>
    </style:style>
    <style:style style:name="T11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6" style:parent-style-name="Normal" style:family="paragraph">
      <style:paragraph-properties fo:margin-bottom="0.1111in"/>
    </style:style>
    <style:style style:name="T11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1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0" style:parent-style-name="Normal" style:family="paragraph">
      <style:paragraph-properties fo:margin-bottom="0.1111in"/>
    </style:style>
    <style:style style:name="T12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3" style:parent-style-name="Normal" style:family="paragraph">
      <style:paragraph-properties fo:margin-bottom="0.1111in"/>
    </style:style>
    <style:style style:name="T12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7" style:parent-style-name="Normal" style:family="paragraph">
      <style:paragraph-properties fo:margin-bottom="0.1111in"/>
    </style:style>
    <style:style style:name="T12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0" style:parent-style-name="Normal" style:family="paragraph">
      <style:paragraph-properties fo:margin-bottom="0.1111in"/>
    </style:style>
    <style:style style:name="T13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3" style:parent-style-name="Normal" style:family="paragraph">
      <style:paragraph-properties fo:margin-bottom="0.1111in"/>
    </style:style>
    <style:style style:name="T13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6" style:parent-style-name="Normal" style:family="paragraph">
      <style:paragraph-properties fo:margin-bottom="0.1111in"/>
    </style:style>
    <style:style style:name="T13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3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0" style:parent-style-name="Normal" style:family="paragraph">
      <style:paragraph-properties fo:margin-bottom="0.1111in"/>
    </style:style>
    <style:style style:name="T14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43" style:parent-style-name="Normal" style:family="paragraph">
      <style:paragraph-properties fo:margin-bottom="0.1111in"/>
    </style:style>
    <style:style style:name="T14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46" style:parent-style-name="Normal" style:family="paragraph">
      <style:paragraph-properties fo:margin-bottom="0.1111in"/>
    </style:style>
    <style:style style:name="T14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4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0" style:parent-style-name="Normal" style:family="paragraph">
      <style:paragraph-properties fo:margin-bottom="0.1111in"/>
    </style:style>
    <style:style style:name="T15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4" style:parent-style-name="Normal" style:family="paragraph">
      <style:paragraph-properties fo:margin-bottom="0.1111in"/>
    </style:style>
    <style:style style:name="T15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7" style:parent-style-name="Normal" style:family="paragraph">
      <style:paragraph-properties fo:margin-bottom="0.1111in"/>
    </style:style>
    <style:style style:name="T15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5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61" style:parent-style-name="Normal" style:family="paragraph">
      <style:paragraph-properties fo:margin-bottom="0.1111in"/>
    </style:style>
    <style:style style:name="T162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64" style:parent-style-name="Normal" style:family="paragraph">
      <style:paragraph-properties fo:margin-bottom="0.1111in"/>
    </style:style>
    <style:style style:name="T16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68" style:parent-style-name="Normal" style:family="paragraph">
      <style:paragraph-properties fo:margin-bottom="0.1111in"/>
    </style:style>
    <style:style style:name="T16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71" style:parent-style-name="Normal" style:family="paragraph">
      <style:paragraph-properties fo:margin-bottom="0.1111in"/>
    </style:style>
    <style:style style:name="T172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74" style:parent-style-name="Normal" style:family="paragraph">
      <style:paragraph-properties fo:margin-bottom="0.1111in"/>
    </style:style>
    <style:style style:name="T17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7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77" style:parent-style-name="Normal" style:family="paragraph">
      <style:paragraph-properties fo:margin-bottom="0.1111in"/>
    </style:style>
    <style:style style:name="T17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7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80" style:parent-style-name="Normal" style:family="paragraph">
      <style:paragraph-properties fo:margin-bottom="0.1111in"/>
    </style:style>
    <style:style style:name="T18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83" style:parent-style-name="Normal" style:family="paragraph">
      <style:paragraph-properties fo:margin-bottom="0.1111in"/>
    </style:style>
    <style:style style:name="T18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86" style:parent-style-name="Normal" style:family="paragraph">
      <style:paragraph-properties fo:margin-bottom="0.1111in"/>
    </style:style>
    <style:style style:name="T18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8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90" style:parent-style-name="Normal" style:family="paragraph">
      <style:paragraph-properties fo:margin-bottom="0.1111in"/>
    </style:style>
    <style:style style:name="T19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9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93" style:parent-style-name="Normal" style:family="paragraph">
      <style:paragraph-properties fo:margin-bottom="0.1111in"/>
    </style:style>
    <style:style style:name="T19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9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9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97" style:parent-style-name="Normal" style:family="paragraph">
      <style:paragraph-properties fo:margin-bottom="0.1111in"/>
    </style:style>
    <style:style style:name="T19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00" style:parent-style-name="Normal" style:family="paragraph">
      <style:paragraph-properties fo:margin-bottom="0.1111in"/>
    </style:style>
    <style:style style:name="T20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0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0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04" style:parent-style-name="Normal" style:family="paragraph">
      <style:paragraph-properties fo:margin-bottom="0.1111in"/>
    </style:style>
    <style:style style:name="T20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07" style:parent-style-name="Normal" style:family="paragraph">
      <style:paragraph-properties fo:margin-bottom="0.1111in"/>
    </style:style>
    <style:style style:name="T20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1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11" style:parent-style-name="Normal" style:family="paragraph">
      <style:paragraph-properties fo:margin-bottom="0.1111in"/>
    </style:style>
    <style:style style:name="T212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14" style:parent-style-name="Normal" style:family="paragraph">
      <style:paragraph-properties fo:margin-bottom="0.1111in"/>
    </style:style>
    <style:style style:name="T21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1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1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18" style:parent-style-name="Normal" style:family="paragraph">
      <style:paragraph-properties fo:margin-bottom="0.1111in"/>
    </style:style>
    <style:style style:name="T21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2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21" style:parent-style-name="Normal" style:family="paragraph">
      <style:paragraph-properties fo:margin-bottom="0.1111in"/>
    </style:style>
    <style:style style:name="T222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2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24" style:parent-style-name="Normal" style:family="paragraph">
      <style:paragraph-properties fo:margin-bottom="0.1111in"/>
    </style:style>
    <style:style style:name="T22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2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28" style:parent-style-name="Normal" style:family="paragraph">
      <style:paragraph-properties fo:margin-bottom="0.1111in"/>
    </style:style>
    <style:style style:name="T22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3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3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32" style:parent-style-name="Normal" style:family="paragraph">
      <style:paragraph-properties fo:margin-bottom="0.1111in"/>
    </style:style>
    <style:style style:name="T233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3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35" style:parent-style-name="Normal" style:family="paragraph">
      <style:paragraph-properties fo:margin-bottom="0.1111in"/>
    </style:style>
    <style:style style:name="T236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3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38" style:parent-style-name="Normal" style:family="paragraph">
      <style:paragraph-properties fo:margin-bottom="0.1111in"/>
    </style:style>
    <style:style style:name="T23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4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4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4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243" style:parent-style-name="Normal" style:family="paragraph">
      <style:paragraph-properties fo:margin-bottom="0.1111in"/>
    </style:style>
    <style:style style:name="T24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4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46" style:parent-style-name="Normal" style:family="paragraph">
      <style:paragraph-properties fo:margin-bottom="0.1111in"/>
    </style:style>
    <style:style style:name="T24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4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49" style:parent-style-name="Normal" style:family="paragraph">
      <style:paragraph-properties fo:margin-bottom="0.1111in"/>
    </style:style>
    <style:style style:name="T250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5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5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5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254" style:parent-style-name="Normal" style:family="paragraph">
      <style:paragraph-properties fo:margin-bottom="0.1111in"/>
    </style:style>
    <style:style style:name="T25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5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57" style:parent-style-name="Normal" style:family="paragraph">
      <style:paragraph-properties fo:margin-bottom="0.1111in"/>
    </style:style>
    <style:style style:name="T25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5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60" style:parent-style-name="Normal" style:family="paragraph">
      <style:paragraph-properties fo:margin-bottom="0.1111in"/>
    </style:style>
    <style:style style:name="T26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6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63" style:parent-style-name="Normal" style:family="paragraph">
      <style:paragraph-properties fo:margin-bottom="0.1111in"/>
    </style:style>
    <style:style style:name="T26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6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6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6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268" style:parent-style-name="Normal" style:family="paragraph">
      <style:paragraph-properties fo:margin-bottom="0.1111in"/>
    </style:style>
    <style:style style:name="T26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7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71" style:parent-style-name="Normal" style:family="paragraph">
      <style:paragraph-properties fo:margin-bottom="0.1111in"/>
    </style:style>
    <style:style style:name="T272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7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7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75" style:parent-style-name="Normal" style:family="paragraph">
      <style:paragraph-properties fo:margin-bottom="0.1111in"/>
    </style:style>
    <style:style style:name="T276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7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7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279" style:parent-style-name="Normal" style:family="paragraph">
      <style:paragraph-properties fo:margin-bottom="0.1111in"/>
    </style:style>
    <style:style style:name="T280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8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83" style:parent-style-name="Normal" style:family="paragraph">
      <style:paragraph-properties fo:margin-bottom="0.1111in"/>
    </style:style>
    <style:style style:name="T284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8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86" style:parent-style-name="Normal" style:family="paragraph">
      <style:paragraph-properties fo:margin-bottom="0.1111in"/>
    </style:style>
    <style:style style:name="T287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8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8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90" style:parent-style-name="Normal" style:family="paragraph">
      <style:paragraph-properties fo:margin-bottom="0.1111in"/>
    </style:style>
    <style:style style:name="T291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9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29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94" style:parent-style-name="Normal" style:family="paragraph">
      <style:paragraph-properties fo:margin-bottom="0.1111in"/>
    </style:style>
    <style:style style:name="T295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297" style:parent-style-name="Normal" style:family="paragraph">
      <style:paragraph-properties fo:margin-bottom="0.1111in"/>
    </style:style>
    <style:style style:name="T298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style:font-name="Calibri Light" style:font-name-complex="Calibri Light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30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0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02" style:parent-style-name="Normal" style:family="paragraph">
      <style:paragraph-properties fo:margin-top="0.0277in"/>
    </style:style>
    <style:style style:name="T303" style:parent-style-name="DefaultParagraphFont" style:family="text">
      <style:text-properties style:font-name="Calibri Light" style:font-name-complex="Calibri Light" fo:color="#FFFFFF" fo:font-size="8pt" style:font-size-asian="8pt" style:font-size-complex="8pt" fo:background-color="#FF0000"/>
    </style:style>
    <style:style style:name="P304" style:parent-style-name="Normal" style:family="paragraph">
      <style:paragraph-properties fo:margin-top="0.0694in" fo:margin-bottom="0.0694in"/>
    </style:style>
    <style:style style:name="T305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06" style:parent-style-name="Normal" style:family="paragraph"/>
    <style:style style:name="T307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08" style:parent-style-name="Normal" style:family="paragraph"/>
    <style:style style:name="T309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10" style:parent-style-name="Normal" style:family="paragraph"/>
    <style:style style:name="T311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12" style:parent-style-name="Normal" style:family="paragraph"/>
    <style:style style:name="T313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14" style:parent-style-name="Normal" style:family="paragraph"/>
    <style:style style:name="T315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16" style:parent-style-name="Normal" style:family="paragraph"/>
    <style:style style:name="T317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T318" style:parent-style-name="DefaultParagraphFont" style:family="text">
      <style:text-properties style:font-name="Calibri Light" style:font-name-complex="Calibri Light" fo:color="#090909" fo:font-size="8pt" style:font-size-asian="8pt" style:font-size-complex="8pt"/>
    </style:style>
    <style:style style:name="P319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P320" style:parent-style-name="Normal" style:family="paragraph">
      <style:paragraph-properties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T321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322" style:parent-style-name="Normal" style:family="paragraph">
      <style:paragraph-properties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323" style:parent-style-name="Normal" style:family="paragraph">
      <style:paragraph-properties fo:margin-bottom="0.1111in"/>
    </style:style>
    <style:style style:name="T324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325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32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27" style:parent-style-name="Normal" style:family="paragraph">
      <style:paragraph-properties fo:margin-bottom="0.1111in"/>
    </style:style>
    <style:style style:name="T328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329" style:parent-style-name="Normal" style:family="paragraph">
      <style:paragraph-properties fo:margin-bottom="0.1111in"/>
    </style:style>
    <style:style style:name="T330" style:parent-style-name="DefaultParagraphFont" style:family="text">
      <style:text-properties style:font-name="Calibri Light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3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3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34" style:parent-style-name="Normal" style:family="paragraph">
      <style:paragraph-properties fo:margin-bottom="0.1111in"/>
    </style:style>
    <style:style style:name="T335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3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3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38" style:parent-style-name="Normal" style:family="paragraph">
      <style:paragraph-properties fo:margin-bottom="0.1111in"/>
    </style:style>
    <style:style style:name="T339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4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4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42" style:parent-style-name="Normal" style:family="paragraph">
      <style:paragraph-properties fo:margin-bottom="0.1111in"/>
    </style:style>
    <style:style style:name="T343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4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4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46" style:parent-style-name="Normal" style:family="paragraph">
      <style:paragraph-properties fo:margin-bottom="0.1111in"/>
    </style:style>
    <style:style style:name="T347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4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4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5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51" style:parent-style-name="Normal" style:family="paragraph">
      <style:paragraph-properties fo:margin-bottom="0.1111in"/>
    </style:style>
    <style:style style:name="T352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5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54" style:parent-style-name="Normal" style:family="paragraph">
      <style:paragraph-properties fo:margin-bottom="0.1111in"/>
    </style:style>
    <style:style style:name="T355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 fo:background-color="#FF0000"/>
    </style:style>
    <style:style style:name="T356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P357" style:parent-style-name="Normal" style:family="paragraph">
      <style:paragraph-properties fo:margin-bottom="0.1111in"/>
    </style:style>
    <style:style style:name="T358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5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6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361" style:parent-style-name="Normal" style:family="paragraph">
      <style:paragraph-properties fo:margin-bottom="0.1111in"/>
    </style:style>
    <style:style style:name="T362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36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64" style:parent-style-name="Normal" style:family="paragraph">
      <style:paragraph-properties fo:margin-bottom="0.1111in"/>
    </style:style>
    <style:style style:name="T36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6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367" style:parent-style-name="Normal" style:family="paragraph">
      <style:paragraph-properties fo:margin-bottom="0.1111in"/>
    </style:style>
    <style:style style:name="T368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36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78" style:parent-style-name="Normal" style:family="paragraph">
      <style:paragraph-properties fo:margin-bottom="0.1111in"/>
    </style:style>
    <style:style style:name="T379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38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81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382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383" style:parent-style-name="Normal" style:family="paragraph">
      <style:paragraph-properties fo:margin-bottom="0.1111in"/>
    </style:style>
    <style:style style:name="T38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85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T38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38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88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389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T39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39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392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T39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39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9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9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9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9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39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00" style:parent-style-name="Normal" style:family="paragraph">
      <style:paragraph-properties fo:margin-bottom="0.1111in"/>
    </style:style>
    <style:style style:name="T401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 fo:background-color="#FF0000"/>
    </style:style>
    <style:style style:name="T402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T40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404" style:parent-style-name="Normal" style:family="paragraph">
      <style:paragraph-properties fo:margin-bottom="0.1111in"/>
    </style:style>
    <style:style style:name="T405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 fo:background-color="#FF0000"/>
    </style:style>
    <style:style style:name="T406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T40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40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40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10" style:parent-style-name="Normal" style:family="paragraph">
      <style:paragraph-properties fo:margin-bottom="0.1111in"/>
    </style:style>
    <style:style style:name="T411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412" style:parent-style-name="Normal" style:family="paragraph">
      <style:paragraph-properties fo:margin-bottom="0.1111in"/>
    </style:style>
    <style:style style:name="T413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41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15" style:parent-style-name="Normal" style:family="paragraph">
      <style:paragraph-properties fo:margin-bottom="0.1111in"/>
    </style:style>
    <style:style style:name="T41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41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18" style:parent-style-name="Normal" style:family="paragraph">
      <style:paragraph-properties fo:margin-bottom="0.1111in"/>
    </style:style>
    <style:style style:name="T419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420" style:parent-style-name="Normal" style:family="paragraph">
      <style:paragraph-properties fo:margin-bottom="0.1111in"/>
    </style:style>
    <style:style style:name="T421" style:parent-style-name="DefaultParagraphFont" style:family="text">
      <style:text-properties style:font-name="Calibri Light" style:font-name-complex="Calibri Light" fo:font-size="8pt" style:font-size-asian="8pt" style:font-size-complex="8pt" fo:background-color="#00FFFF"/>
    </style:style>
    <style:style style:name="P422" style:parent-style-name="Normal" style:family="paragraph">
      <style:paragraph-properties fo:margin-bottom="0.1111in"/>
    </style:style>
    <style:style style:name="T423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 fo:background-color="#FF0000"/>
    </style:style>
    <style:style style:name="T424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T42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42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2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2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2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3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3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32" style:parent-style-name="Normal" style:family="paragraph">
      <style:paragraph-properties fo:margin-bottom="0.1111in"/>
    </style:style>
    <style:style style:name="T433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43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35" style:parent-style-name="Normal" style:family="paragraph">
      <style:paragraph-properties fo:margin-bottom="0.1111in"/>
    </style:style>
    <style:style style:name="T436" style:parent-style-name="DefaultParagraphFont" style:family="text">
      <style:text-properties style:font-name="Calibri Light" style:font-name-complex="Calibri Light" fo:font-size="8pt" style:font-size-asian="8pt" style:font-size-complex="8pt" fo:background-color="#00FFFF"/>
    </style:style>
    <style:style style:name="P43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38" style:parent-style-name="Normal" style:family="paragraph">
      <style:paragraph-properties fo:margin-bottom="0.1111in"/>
    </style:style>
    <style:style style:name="T439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 fo:background-color="#FF0000"/>
    </style:style>
    <style:style style:name="T440" style:parent-style-name="DefaultParagraphFont" style:family="text">
      <style:text-properties style:font-name="Calibri Light" style:font-name-complex="Calibri Light" fo:font-size="8pt" style:font-size-asian="8pt" style:font-size-complex="8pt" fo:background-color="#FF0000"/>
    </style:style>
    <style:style style:name="T44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44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4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44" style:parent-style-name="Normal" style:family="paragraph">
      <style:paragraph-properties fo:margin-bottom="0.1111in"/>
    </style:style>
    <style:style style:name="T445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446" style:parent-style-name="Normal" style:family="paragraph">
      <style:paragraph-properties fo:margin-bottom="0.1111in"/>
    </style:style>
    <style:style style:name="T447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448" style:parent-style-name="Normal" style:family="paragraph">
      <style:paragraph-properties fo:margin-bottom="0.1111in"/>
    </style:style>
    <style:style style:name="T449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450" style:parent-style-name="Normal" style:family="paragraph">
      <style:paragraph-properties fo:margin-bottom="0.1111in"/>
    </style:style>
    <style:style style:name="T45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452" style:parent-style-name="DefaultParagraphFont" style:family="text">
      <style:text-properties style:font-name="Calibri Light" style:font-name-complex="Calibri Light" fo:font-size="8pt" style:font-size-asian="8pt" style:font-size-complex="8pt" fo:background-color="#000080"/>
    </style:style>
    <style:style style:name="T45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45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5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5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5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58" style:parent-style-name="Normal" style:family="paragraph">
      <style:paragraph-properties fo:margin-bottom="0.1111in"/>
    </style:style>
    <style:style style:name="T459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46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6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46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46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64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46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66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46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68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46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0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47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3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47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5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47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78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47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0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48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48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48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8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48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0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4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49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4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49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6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49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499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0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0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0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7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0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0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0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1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1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7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51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1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2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52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2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2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2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2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2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2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2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2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3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3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3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3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3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3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3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3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3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3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4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4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4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4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4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4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46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54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4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5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5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5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5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5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5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5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5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5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6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6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62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6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64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56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6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6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6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69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57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7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7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7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7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7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7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57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7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7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8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3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58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58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7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58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89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59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92" style:parent-style-name="DefaultParagraphFont" style:family="text">
      <style:text-properties style:font-name="Calibri Light" style:font-name-complex="Calibri Light" fo:color="#6A9955" fo:font-size="8pt" style:font-size-asian="8pt" style:font-size-complex="8pt"/>
    </style:style>
    <style:style style:name="T59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94" style:parent-style-name="DefaultParagraphFont" style:family="text">
      <style:text-properties style:font-name="Calibri Light" style:font-name-complex="Calibri Light" fo:color="#6A9955" fo:font-size="8pt" style:font-size-asian="8pt" style:font-size-complex="8pt"/>
    </style:style>
    <style:style style:name="T59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96" style:parent-style-name="DefaultParagraphFont" style:family="text">
      <style:text-properties style:font-name="Calibri Light" style:font-name-complex="Calibri Light" fo:color="#6A9955" fo:font-size="8pt" style:font-size-asian="8pt" style:font-size-complex="8pt"/>
    </style:style>
    <style:style style:name="P597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T59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599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0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2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60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4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0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6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60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0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1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1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4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1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1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1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1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2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2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2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2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2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2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2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2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2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2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3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3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3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3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3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3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3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3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3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3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64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4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4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6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4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48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6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65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65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65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53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55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65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57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5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59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66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6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66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7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6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69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67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1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67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3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7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5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67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79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8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81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8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683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T68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85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8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8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68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8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0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6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69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6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69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69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0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0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0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0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0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0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0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0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0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0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1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1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1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1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19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2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21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2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23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2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72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72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72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28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2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0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73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3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73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7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3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39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74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4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4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4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44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74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46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74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4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7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5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75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5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58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5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6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3" style:parent-style-name="DefaultParagraphFont" style:family="text">
      <style:text-properties style:font-name="Calibri Light" style:font-name-complex="Calibri Light" fo:color="#4FC1FF" fo:font-size="8pt" style:font-size-asian="8pt" style:font-size-complex="8pt"/>
    </style:style>
    <style:style style:name="T76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5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6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7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6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69" style:parent-style-name="DefaultParagraphFont" style:family="text">
      <style:text-properties style:font-name="Calibri Light" style:font-name-complex="Calibri Light" fo:color="#B5CEA8" fo:font-size="8pt" style:font-size-asian="8pt" style:font-size-complex="8pt"/>
    </style:style>
    <style:style style:name="T77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2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7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7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7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77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79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78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1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78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5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78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8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89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9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9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9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9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9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79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79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79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P799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T80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0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0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0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0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05" style:parent-style-name="DefaultParagraphFont" style:family="text">
      <style:text-properties style:font-name="Calibri Light" style:font-name-complex="Calibri Light" fo:color="#4FC1FF" fo:font-size="8pt" style:font-size-asian="8pt" style:font-size-complex="8pt"/>
    </style:style>
    <style:style style:name="T80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0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0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0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1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1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1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1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14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1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1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1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1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19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2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21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82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2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2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2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2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2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2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2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3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3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83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7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3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39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4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41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4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84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84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84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46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4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4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5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85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5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5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7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85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5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6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6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62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6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64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6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66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6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68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86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0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87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7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6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7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79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8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81" style:parent-style-name="DefaultParagraphFont" style:family="text">
      <style:text-properties style:font-name="Calibri Light" style:font-name-complex="Calibri Light" fo:color="#4FC1FF" fo:font-size="8pt" style:font-size-asian="8pt" style:font-size-complex="8pt"/>
    </style:style>
    <style:style style:name="T88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83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8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85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8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87" style:parent-style-name="DefaultParagraphFont" style:family="text">
      <style:text-properties style:font-name="Calibri Light" style:font-name-complex="Calibri Light" fo:color="#B5CEA8" fo:font-size="8pt" style:font-size-asian="8pt" style:font-size-complex="8pt"/>
    </style:style>
    <style:style style:name="T88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8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0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89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5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89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7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89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899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90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0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0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03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0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0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0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0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0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0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1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1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1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1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1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1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1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P917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T91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1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2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2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2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23" style:parent-style-name="DefaultParagraphFont" style:family="text">
      <style:text-properties style:font-name="Calibri Light" style:font-name-complex="Calibri Light" fo:color="#4FC1FF" fo:font-size="8pt" style:font-size-asian="8pt" style:font-size-complex="8pt"/>
    </style:style>
    <style:style style:name="T92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2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2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2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2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2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3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3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32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3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3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3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3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37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93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39" style:parent-style-name="DefaultParagraphFont" style:family="text">
      <style:text-properties style:font-name="Calibri Light" style:font-name-complex="Calibri Light" fo:color="#4FC1FF" fo:font-size="8pt" style:font-size-asian="8pt" style:font-size-complex="8pt"/>
    </style:style>
    <style:style style:name="T94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41" style:parent-style-name="DefaultParagraphFont" style:family="text">
      <style:text-properties style:font-name="Calibri Light" style:font-name-complex="Calibri Light" fo:color="#B5CEA8" fo:font-size="8pt" style:font-size-asian="8pt" style:font-size-complex="8pt"/>
    </style:style>
    <style:style style:name="T94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4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4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4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4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47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4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5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95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95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7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5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59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6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61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96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96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964" style:parent-style-name="Normal" style:family="paragraph">
      <style:paragraph-properties fo:margin-bottom="0.1111in"/>
    </style:style>
    <style:style style:name="T96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966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P96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96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96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970" style:parent-style-name="Normal" style:family="paragraph">
      <style:paragraph-properties fo:margin-bottom="0.1111in"/>
    </style:style>
    <style:style style:name="T97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97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7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74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7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76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7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78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97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8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8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8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98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84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8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86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8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8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8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90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9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9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9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99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96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99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99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99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00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100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0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0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04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0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06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100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0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0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1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11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101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1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1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1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1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1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1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1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2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21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2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23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2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25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2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2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2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29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3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3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3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3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3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3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36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3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3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3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40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4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4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4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44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4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4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47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4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4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5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51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5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53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5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55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5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5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5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59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6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61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6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6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6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6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66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6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68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6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70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71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7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7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74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7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76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77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7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07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8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81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82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83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8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85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86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8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8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89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9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9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9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93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09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95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09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097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098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09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0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01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0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03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10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105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10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0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08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09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10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11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12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113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14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1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16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1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1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1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20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2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22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12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24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12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2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2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28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2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30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131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132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13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3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35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3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37" style:parent-style-name="DefaultParagraphFont" style:family="text">
      <style:text-properties style:font-name="Calibri Light" style:font-name-complex="Calibri Light" fo:color="#9CDCFE" fo:font-size="8pt" style:font-size-asian="8pt" style:font-size-complex="8pt"/>
    </style:style>
    <style:style style:name="T1138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39" style:parent-style-name="DefaultParagraphFont" style:family="text">
      <style:text-properties style:font-name="Calibri Light" style:font-name-complex="Calibri Light" fo:color="#CE9178" fo:font-size="8pt" style:font-size-asian="8pt" style:font-size-complex="8pt"/>
    </style:style>
    <style:style style:name="T1140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4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42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43" style:parent-style-name="DefaultParagraphFont" style:family="text">
      <style:text-properties style:font-name="Calibri Light" style:font-name-complex="Calibri Light" fo:color="#4EC9B0" fo:font-size="8pt" style:font-size-asian="8pt" style:font-size-complex="8pt"/>
    </style:style>
    <style:style style:name="T1144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45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46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47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48" style:parent-style-name="DefaultParagraphFont" style:family="text">
      <style:text-properties style:font-name="Calibri Light" style:font-name-complex="Calibri Light" fo:color="#569CD6" fo:font-size="8pt" style:font-size-asian="8pt" style:font-size-complex="8pt"/>
    </style:style>
    <style:style style:name="T1149" style:parent-style-name="DefaultParagraphFont" style:family="text">
      <style:text-properties style:font-name="Calibri Light" style:font-name-complex="Calibri Light" fo:color="#808080" fo:font-size="8pt" style:font-size-asian="8pt" style:font-size-complex="8pt"/>
    </style:style>
    <style:style style:name="T1150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51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52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1153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54" style:parent-style-name="DefaultParagraphFont" style:family="text">
      <style:text-properties style:font-name="Calibri Light" style:font-name-complex="Calibri Light" fo:color="#C586C0" fo:font-size="8pt" style:font-size-asian="8pt" style:font-size-complex="8pt"/>
    </style:style>
    <style:style style:name="T1155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T1156" style:parent-style-name="DefaultParagraphFont" style:family="text">
      <style:text-properties style:font-name="Calibri Light" style:font-name-complex="Calibri Light" fo:color="#DCDCAA" fo:font-size="8pt" style:font-size-asian="8pt" style:font-size-complex="8pt"/>
    </style:style>
    <style:style style:name="T1157" style:parent-style-name="DefaultParagraphFont" style:family="text">
      <style:text-properties style:font-name="Calibri Light" style:font-name-complex="Calibri Light" fo:color="#D4D4D4" fo:font-size="8pt" style:font-size-asian="8pt" style:font-size-complex="8pt"/>
    </style:style>
    <style:style style:name="P1158" style:parent-style-name="Normal" style:family="paragraph">
      <style:paragraph-properties fo:margin-bottom="0.1111in" fo:margin-left="0.2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159" style:parent-style-name="Normal" style:family="paragraph">
      <style:paragraph-properties fo:margin-bottom="0.1111in" fo:margin-left="0.25in">
        <style:tab-stops/>
      </style:paragraph-properties>
    </style:style>
    <style:style style:name="T1160" style:parent-style-name="DefaultParagraphFont" style:family="text">
      <style:text-properties style:font-name="Calibri Light" style:font-name-asian="Calibri" style:font-name-complex="Calibri Light" fo:font-size="8pt" style:font-size-asian="8pt" style:font-size-complex="8pt"/>
    </style:style>
    <style:style style:name="P116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162" style:parent-style-name="Normal" style:family="paragraph">
      <style:paragraph-properties fo:margin-bottom="0.25in">
        <style:tab-stops>
          <style:tab-stop style:type="left" style:position="-6.3222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</style:tab-stops>
      </style:paragraph-properties>
    </style:style>
    <style:style style:name="T1163" style:parent-style-name="DefaultParagraphFont" style:family="text">
      <style:text-properties style:font-name="Calibri Light" style:font-name-complex="Calibri Light" fo:color="#000000" fo:font-size="8pt" style:font-size-asian="8pt" style:font-size-complex="8pt"/>
    </style:style>
    <style:style style:name="P1164" style:parent-style-name="Normal" style:family="paragraph">
      <style:paragraph-properties fo:margin-bottom="0.25in">
        <style:tab-stops>
          <style:tab-stop style:type="left" style:position="-6.3222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  <style:tab-stop style:type="left" style:position="16in"/>
        </style:tab-stops>
      </style:paragraph-properties>
    </style:style>
    <style:style style:name="T116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166" style:parent-style-name="DefaultParagraphFont" style:family="text">
      <style:text-properties style:font-name="Calibri Light" style:font-name-complex="Calibri Light" fo:color="#000000" fo:font-size="8pt" style:font-size-asian="8pt" style:font-size-complex="8pt"/>
    </style:style>
    <style:style style:name="T1167" style:parent-style-name="DefaultParagraphFont" style:family="text">
      <style:text-properties style:font-name="Calibri Light" style:font-name-complex="Calibri Light" fo:color="#000000" fo:font-size="8pt" style:font-size-asian="8pt" style:font-size-complex="8pt" fo:background-color="#FFFF00"/>
    </style:style>
    <style:style style:name="P116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16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170" style:parent-style-name="Normal" style:family="paragraph">
      <style:paragraph-properties fo:margin-bottom="0.1111in"/>
    </style:style>
    <style:style style:name="T1171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7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73" style:parent-style-name="Normal" style:family="paragraph">
      <style:paragraph-properties fo:margin-bottom="0.1111in"/>
    </style:style>
    <style:style style:name="T1174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7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76" style:parent-style-name="Normal" style:family="paragraph">
      <style:paragraph-properties fo:margin-bottom="0.1111in"/>
    </style:style>
    <style:style style:name="T1177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7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79" style:parent-style-name="Normal" style:family="paragraph">
      <style:paragraph-properties fo:margin-bottom="0.1111in"/>
    </style:style>
    <style:style style:name="T1180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8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82" style:parent-style-name="Normal" style:family="paragraph">
      <style:paragraph-properties fo:margin-bottom="0.1111in"/>
    </style:style>
    <style:style style:name="T1183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8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8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186" style:parent-style-name="Normal" style:family="paragraph">
      <style:paragraph-properties fo:margin-bottom="0.1111in"/>
    </style:style>
    <style:style style:name="T1187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8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189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9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91" style:parent-style-name="Normal" style:family="paragraph">
      <style:paragraph-properties fo:margin-bottom="0.1111in"/>
    </style:style>
    <style:style style:name="T1192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9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194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9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96" style:parent-style-name="Normal" style:family="paragraph">
      <style:paragraph-properties fo:margin-bottom="0.1111in"/>
    </style:style>
    <style:style style:name="T1197" style:parent-style-name="DefaultParagraphFont" style:family="text">
      <style:text-properties style:font-name="Calibri Light" style:font-name-asian="Wingdings" style:font-name-complex="Calibri Light" fo:font-size="8pt" style:font-size-asian="8pt" style:font-size-complex="8pt"/>
    </style:style>
    <style:style style:name="T119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19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07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208" style:parent-style-name="Normal" style:family="paragraph">
      <style:paragraph-properties fo:margin-bottom="0.1111in"/>
    </style:style>
    <style:style style:name="T1209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210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211" style:parent-style-name="Normal" style:family="paragraph">
      <style:paragraph-properties fo:margin-bottom="0.1111in"/>
    </style:style>
    <style:style style:name="T1212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213" style:parent-style-name="Normal" style:family="paragraph">
      <style:paragraph-properties fo:margin-bottom="0.1111in" fo:margin-left="0.5in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214" style:parent-style-name="Normal" style:family="paragraph">
      <style:paragraph-properties fo:margin-bottom="0.1111in"/>
    </style:style>
    <style:style style:name="T1215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21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1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1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1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2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3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48" style:parent-style-name="Normal" style:family="paragraph">
      <style:paragraph-properties fo:margin-bottom="0.1111in"/>
    </style:style>
    <style:style style:name="T124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5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T1251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5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53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5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55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5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57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5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59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6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26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6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63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6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6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66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6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6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69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7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7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72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7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7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75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7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7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78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7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8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8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29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91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9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9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94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9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9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297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29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29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00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0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0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03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0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05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06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0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0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09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1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1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12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1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1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15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1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1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18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1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2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21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2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32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2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T1325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2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327" style:parent-style-name="DefaultParagraphFont" style:family="text">
      <style:text-properties style:font-name="Calibri Light" style:font-name-complex="Calibri Light" fo:font-weight="bold" style:font-weight-asian="bold" fo:font-size="8pt" style:font-size-asian="8pt" style:font-size-complex="8pt"/>
    </style:style>
    <style:style style:name="T132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32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3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3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32" style:parent-style-name="Normal" style:family="paragraph">
      <style:paragraph-properties fo:margin-bottom="0.1111in"/>
    </style:style>
    <style:style style:name="T1333" style:parent-style-name="DefaultParagraphFont" style:family="text">
      <style:text-properties style:font-name="Calibri Light" style:font-name-complex="Calibri Light" fo:color="#000000" fo:font-size="8pt" style:font-size-asian="8pt" style:font-size-complex="8pt" fo:background-color="#FF0000"/>
    </style:style>
    <style:style style:name="T1334" style:parent-style-name="DefaultParagraphFont" style:family="text">
      <style:text-properties style:font-name="Calibri Light" style:font-name-complex="Calibri Light" fo:color="#000000" fo:font-size="8pt" style:font-size-asian="8pt" style:font-size-complex="8pt"/>
    </style:style>
    <style:style style:name="P1335" style:parent-style-name="Normal" style:family="paragraph">
      <style:paragraph-properties fo:margin-bottom="0.1111in"/>
    </style:style>
    <style:style style:name="T133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37" style:parent-style-name="Normal" style:family="paragraph">
      <style:paragraph-properties fo:margin-bottom="0.1111in"/>
    </style:style>
    <style:style style:name="T1338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39" style:parent-style-name="Normal" style:family="paragraph">
      <style:paragraph-properties fo:margin-bottom="0.1111in"/>
    </style:style>
    <style:style style:name="T134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41" style:parent-style-name="Normal" style:family="paragraph">
      <style:paragraph-properties fo:margin-bottom="0.1111in"/>
    </style:style>
    <style:style style:name="T1342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43" style:parent-style-name="Normal" style:family="paragraph">
      <style:paragraph-properties fo:margin-bottom="0.1111in"/>
    </style:style>
    <style:style style:name="T1344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45" style:parent-style-name="Normal" style:family="paragraph">
      <style:paragraph-properties fo:margin-bottom="0.1111in"/>
    </style:style>
    <style:style style:name="T1346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47" style:parent-style-name="Normal" style:family="paragraph">
      <style:paragraph-properties fo:margin-bottom="0.1111in"/>
    </style:style>
    <style:style style:name="T1348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49" style:parent-style-name="Normal" style:family="paragraph">
      <style:paragraph-properties fo:margin-bottom="0.1111in"/>
    </style:style>
    <style:style style:name="T135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51" style:parent-style-name="Normal" style:family="paragraph">
      <style:paragraph-properties fo:margin-bottom="0.1111in"/>
    </style:style>
    <style:style style:name="T1352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35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5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55" style:parent-style-name="Normal" style:family="paragraph">
      <style:paragraph-properties fo:margin-bottom="0.1111in"/>
    </style:style>
    <style:style style:name="T1356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1357" style:parent-style-name="Normal" style:family="paragraph">
      <style:paragraph-properties fo:margin-bottom="0.1111in"/>
    </style:style>
    <style:style style:name="T1358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359" style:parent-style-name="Normal" style:family="paragraph">
      <style:paragraph-properties fo:margin-bottom="0.1111in"/>
    </style:style>
    <style:style style:name="T1360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361" style:parent-style-name="Normal" style:family="paragraph">
      <style:paragraph-properties fo:margin-bottom="0.1111in"/>
    </style:style>
    <style:style style:name="T136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6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64" style:parent-style-name="Normal" style:family="paragraph">
      <style:paragraph-properties fo:margin-bottom="0.1111in"/>
    </style:style>
    <style:style style:name="T1365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6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67" style:parent-style-name="Normal" style:family="paragraph">
      <style:paragraph-properties fo:margin-bottom="0.1111in"/>
    </style:style>
    <style:style style:name="T1368" style:parent-style-name="DefaultParagraphFont" style:family="text">
      <style:text-properties style:font-name="Calibri Light" style:font-name-asian="Calibri" style:font-name-complex="Calibri Light" fo:font-size="8pt" style:font-size-asian="8pt" style:font-size-complex="8pt"/>
    </style:style>
    <style:style style:name="P1369" style:parent-style-name="Normal" style:family="paragraph">
      <style:paragraph-properties fo:margin-bottom="0.1111in"/>
    </style:style>
    <style:style style:name="T1370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71" style:parent-style-name="Normal" style:family="paragraph">
      <style:paragraph-properties fo:margin-bottom="0.1111in"/>
    </style:style>
    <style:style style:name="T137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73" style:parent-style-name="Normal" style:family="paragraph">
      <style:paragraph-properties fo:margin-bottom="0.1111in"/>
    </style:style>
    <style:style style:name="T1374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75" style:parent-style-name="Normal" style:family="paragraph">
      <style:paragraph-properties fo:margin-bottom="0.1111in"/>
    </style:style>
    <style:style style:name="T137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7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78" style:parent-style-name="Normal" style:family="paragraph">
      <style:paragraph-properties fo:margin-bottom="0.1111in"/>
    </style:style>
    <style:style style:name="T1379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380" style:parent-style-name="Normal" style:family="paragraph">
      <style:paragraph-properties fo:margin-bottom="0.1111in"/>
    </style:style>
    <style:style style:name="T1381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382" style:parent-style-name="Normal" style:family="paragraph">
      <style:paragraph-properties fo:margin-bottom="0.1111in"/>
    </style:style>
    <style:style style:name="T1383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38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85" style:parent-style-name="Normal" style:family="paragraph">
      <style:paragraph-properties fo:margin-bottom="0.1111in"/>
    </style:style>
    <style:style style:name="T138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87" style:parent-style-name="Normal" style:family="paragraph">
      <style:paragraph-properties fo:margin-bottom="0.1111in"/>
    </style:style>
    <style:style style:name="T1388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389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90" style:parent-style-name="Normal" style:family="paragraph">
      <style:paragraph-properties fo:margin-bottom="0.1111in"/>
    </style:style>
    <style:style style:name="T1391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92" style:parent-style-name="Normal" style:family="paragraph">
      <style:paragraph-properties fo:margin-bottom="0.1111in"/>
    </style:style>
    <style:style style:name="T1393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94" style:parent-style-name="Normal" style:family="paragraph">
      <style:paragraph-properties fo:margin-bottom="0.1111in"/>
    </style:style>
    <style:style style:name="T1395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96" style:parent-style-name="Normal" style:family="paragraph">
      <style:paragraph-properties fo:margin-bottom="0.1111in"/>
    </style:style>
    <style:style style:name="T1397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39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399" style:parent-style-name="Normal" style:family="paragraph">
      <style:paragraph-properties fo:margin-bottom="0.1111in"/>
    </style:style>
    <style:style style:name="T1400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01" style:parent-style-name="Normal" style:family="paragraph">
      <style:paragraph-properties fo:margin-bottom="0.1111in"/>
    </style:style>
    <style:style style:name="T1402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40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04" style:parent-style-name="Normal" style:family="paragraph">
      <style:paragraph-properties fo:margin-bottom="0.1111in"/>
    </style:style>
    <style:style style:name="T1405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T1406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07" style:parent-style-name="Normal" style:family="paragraph">
      <style:paragraph-properties fo:margin-bottom="0.1111in"/>
    </style:style>
    <style:style style:name="T1408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40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10" style:parent-style-name="Normal" style:family="paragraph">
      <style:paragraph-properties fo:margin-bottom="0.1111in"/>
    </style:style>
    <style:style style:name="T1411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12" style:parent-style-name="Normal" style:family="paragraph">
      <style:paragraph-properties fo:margin-bottom="0.1111in"/>
    </style:style>
    <style:style style:name="T1413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FFFF00"/>
    </style:style>
    <style:style style:name="P1414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15" style:parent-style-name="Normal" style:family="paragraph">
      <style:paragraph-properties fo:margin-bottom="0.1111in"/>
    </style:style>
    <style:style style:name="T1416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17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1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19" style:parent-style-name="Normal" style:family="paragraph">
      <style:paragraph-properties fo:margin-bottom="0.1111in"/>
    </style:style>
    <style:style style:name="T1420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21" style:parent-style-name="Normal" style:family="paragraph">
      <style:paragraph-properties fo:margin-bottom="0.1111in"/>
    </style:style>
    <style:style style:name="T142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23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24" style:parent-style-name="Normal" style:family="paragraph">
      <style:paragraph-properties fo:margin-bottom="0.1111in"/>
    </style:style>
    <style:style style:name="T1425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26" style:parent-style-name="Normal" style:family="paragraph">
      <style:paragraph-properties fo:margin-bottom="0.1111in"/>
    </style:style>
    <style:style style:name="T1427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T1428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29" style:parent-style-name="Normal" style:family="paragraph">
      <style:paragraph-properties fo:margin-bottom="0.1111in"/>
    </style:style>
    <style:style style:name="T1430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31" style:parent-style-name="Normal" style:family="paragraph">
      <style:paragraph-properties fo:margin-bottom="0.1111in"/>
    </style:style>
    <style:style style:name="T143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33" style:parent-style-name="Normal" style:family="paragraph">
      <style:paragraph-properties fo:margin-bottom="0.1111in"/>
    </style:style>
    <style:style style:name="T1434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35" style:parent-style-name="Normal" style:family="paragraph">
      <style:paragraph-properties fo:margin-bottom="0.1111in"/>
    </style:style>
    <style:style style:name="T143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37" style:parent-style-name="Normal" style:family="paragraph">
      <style:paragraph-properties fo:margin-bottom="0.1111in"/>
    </style:style>
    <style:style style:name="T1438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39" style:parent-style-name="Normal" style:family="paragraph">
      <style:paragraph-properties fo:margin-bottom="0.1111in"/>
    </style:style>
    <style:style style:name="T1440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41" style:parent-style-name="Normal" style:family="paragraph">
      <style:paragraph-properties fo:margin-bottom="0.1111in"/>
    </style:style>
    <style:style style:name="T144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43" style:parent-style-name="Normal" style:family="paragraph">
      <style:paragraph-properties fo:margin-bottom="0.1111in"/>
    </style:style>
    <style:style style:name="T1444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45" style:parent-style-name="Normal" style:family="paragraph">
      <style:paragraph-properties fo:margin-bottom="0.1111in"/>
    </style:style>
    <style:style style:name="T144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47" style:parent-style-name="Normal" style:family="paragraph">
      <style:paragraph-properties fo:margin-bottom="0.1111in"/>
    </style:style>
    <style:style style:name="T1448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49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50" style:parent-style-name="Normal" style:family="paragraph">
      <style:paragraph-properties fo:margin-bottom="0.1111in"/>
    </style:style>
    <style:style style:name="T1451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5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53" style:parent-style-name="Normal" style:family="paragraph">
      <style:paragraph-properties fo:margin-bottom="0.1111in"/>
    </style:style>
    <style:style style:name="T1454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55" style:parent-style-name="Normal" style:family="paragraph">
      <style:paragraph-properties fo:margin-bottom="0.1111in"/>
    </style:style>
    <style:style style:name="T1456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57" style:parent-style-name="Normal" style:family="paragraph">
      <style:paragraph-properties fo:margin-bottom="0.1111in"/>
    </style:style>
    <style:style style:name="T1458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59" style:parent-style-name="Normal" style:family="paragraph">
      <style:paragraph-properties fo:margin-bottom="0.1111in"/>
    </style:style>
    <style:style style:name="T1460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61" style:parent-style-name="Normal" style:family="paragraph">
      <style:paragraph-properties fo:margin-bottom="0.1111in"/>
    </style:style>
    <style:style style:name="T1462" style:parent-style-name="DefaultParagraphFont" style:family="text">
      <style:text-properties style:font-name="Calibri Light" style:font-name-asian="Calibri" style:font-name-complex="Calibri Light" fo:color="#0000FF" fo:font-size="8pt" style:font-size-asian="8pt" style:font-size-complex="8pt" style:text-underline-type="single" style:text-underline-style="solid" style:text-underline-width="auto" style:text-underline-mode="continuous"/>
    </style:style>
    <style:style style:name="P1463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64" style:parent-style-name="Normal" style:family="paragraph">
      <style:paragraph-properties fo:margin-bottom="0.1111in">
        <style:tab-stops>
          <style:tab-stop style:type="left" style:position="2.0069in"/>
        </style:tab-stops>
      </style:paragraph-properties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65" style:parent-style-name="Normal" style:family="paragraph">
      <style:paragraph-properties fo:margin-bottom="0.1111in">
        <style:tab-stops>
          <style:tab-stop style:type="left" style:position="2.0069in"/>
        </style:tab-stops>
      </style:paragraph-properties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66" style:parent-style-name="Normal" style:family="paragraph">
      <style:paragraph-properties fo:margin-bottom="0.1111in">
        <style:tab-stops>
          <style:tab-stop style:type="left" style:position="2.0069in"/>
        </style:tab-stops>
      </style:paragraph-properties>
    </style:style>
    <style:style style:name="T1467" style:parent-style-name="DefaultParagraphFont" style:family="text">
      <style:text-properties style:font-name="Calibri Light" style:font-name-asian="Calibri" style:font-name-complex="Calibri Light" fo:font-size="8pt" style:font-size-asian="8pt" style:font-size-complex="8pt" fo:background-color="#00FF00"/>
    </style:style>
    <style:style style:name="P1468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69" style:parent-style-name="Normal" style:family="paragraph">
      <style:paragraph-properties fo:margin-bottom="0.1111in"/>
    </style:style>
    <style:style style:name="T1470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471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72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73" style:parent-style-name="Normal" style:family="paragraph">
      <style:paragraph-properties fo:margin-bottom="0.1111in"/>
    </style:style>
    <style:style style:name="T1474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475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fo:margin-bottom="0.1111in"/>
      <style:text-properties style:font-name="Calibri Light" style:font-name-complex="Calibri Light" fo:font-size="8pt" style:font-size-asian="8pt" style:font-size-complex="8pt"/>
    </style:style>
    <style:style style:name="P1476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477" style:parent-style-name="ListParagraph" style:family="paragraph">
      <style:paragraph-properties fo:widows="2" fo:orphans="2" style:punctuation-wrap="hanging" style:text-autospace="ideograph-alpha" style:vertical-align="auto" fo:margin-bottom="0.1111in"/>
      <style:text-properties fo:hyphenate="true"/>
    </style:style>
    <style:style style:name="T147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479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480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481" style:parent-style-name="ListParagraph" style:family="paragraph">
      <style:text-properties style:font-name="Calibri Light" style:font-name-complex="Calibri Light" fo:font-size="8pt" style:font-size-asian="8pt" style:font-size-complex="8pt"/>
    </style:style>
    <style:style style:name="P1482" style:parent-style-name="ListParagraph" style:family="paragraph">
      <style:paragraph-properties fo:widows="2" fo:orphans="2" style:punctuation-wrap="hanging" style:text-autospace="ideograph-alpha" style:vertical-align="auto" fo:background-color="#F9F9F9"/>
      <style:text-properties style:font-name="Calibri Light" style:font-name-complex="Calibri Light" fo:font-weight="bold" style:font-weight-asian="bold" style:font-weight-complex="bold" fo:color="#030303" fo:font-size="8pt" style:font-size-asian="8pt" style:font-size-complex="8pt" fo:hyphenate="true"/>
    </style:style>
    <style:style style:name="P1483" style:parent-style-name="Normal" style:family="paragraph">
      <style:paragraph-properties fo:background-color="#F9F9F9"/>
    </style:style>
    <style:style style:name="T1484" style:parent-style-name="Hyperlink" style:family="text">
      <style:text-properties style:font-name="Calibri Light" style:font-name-complex="Calibri Light" fo:font-weight="bold" style:font-weight-asian="bold" style:font-weight-complex="bold" fo:font-size="8pt" style:font-size-asian="8pt" style:font-size-complex="8pt"/>
    </style:style>
    <style:style style:name="P148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486" style:parent-style-name="Heading1" style:family="paragraph">
      <style:paragraph-properties fo:margin-top="0in" fo:margin-bottom="0in" fo:background-color="#F9F9F9"/>
    </style:style>
    <style:style style:name="T1487" style:parent-style-name="DefaultParagraphFont" style:family="text">
      <style:text-properties style:font-name="Calibri Light" style:font-name-complex="Calibri Light" fo:color="#030303" fo:font-size="8pt" style:font-size-asian="8pt" style:font-size-complex="8pt"/>
    </style:style>
    <style:style style:name="T1488" style:parent-style-name="DefaultParagraphFont" style:family="text">
      <style:text-properties style:font-name="Segoe UI Emoji" style:font-name-complex="Segoe UI Emoji" fo:color="#030303" fo:font-size="8pt" style:font-size-asian="8pt" style:font-size-complex="8pt"/>
    </style:style>
    <style:style style:name="T1489" style:parent-style-name="DefaultParagraphFont" style:family="text">
      <style:text-properties style:font-name="Calibri Light" style:font-name-complex="Calibri Light" fo:color="#030303" fo:font-size="8pt" style:font-size-asian="8pt" style:font-size-complex="8pt"/>
    </style:style>
    <style:style style:name="T1490" style:parent-style-name="DefaultParagraphFont" style:family="text">
      <style:text-properties style:font-name="Calibri Light" style:font-name-complex="Calibri Light" fo:color="#030303" fo:font-size="8pt" style:font-size-asian="8pt" style:font-size-complex="8pt"/>
    </style:style>
    <style:style style:name="P1491" style:parent-style-name="Normal" style:family="paragraph">
      <style:paragraph-properties fo:background-color="#F9F9F9"/>
    </style:style>
    <style:style style:name="T1492" style:parent-style-name="Hyperlink" style:family="text">
      <style:text-properties style:font-name="Calibri Light" style:font-name-complex="Calibri Light" fo:font-weight="bold" style:font-weight-asian="bold" style:font-weight-complex="bold" fo:font-size="8pt" style:font-size-asian="8pt" style:font-size-complex="8pt"/>
    </style:style>
    <style:style style:name="P1493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fo:background-color="#F9F9F9"/>
      <style:text-properties style:font-name="Calibri Light" style:font-name-complex="Calibri Light" fo:font-size="8pt" style:font-size-asian="8pt" style:font-size-complex="8pt"/>
    </style:style>
    <style:style style:name="P1494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 fo:background-color="#F9F9F9"/>
      <style:text-properties style:font-name="Calibri Light" style:font-name-complex="Calibri Light" fo:font-size="8pt" style:font-size-asian="8pt" style:font-size-complex="8pt"/>
    </style:style>
    <style:style style:name="P149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496" style:parent-style-name="ListParagraph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497" style:parent-style-name="Normal" style:family="paragraph">
      <style:paragraph-properties fo:margin-left="0.25in" fo:background-color="#F9F9F9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498" style:parent-style-name="Normal" style:family="paragraph">
      <style:paragraph-properties fo:margin-left="0.25in" fo:background-color="#F9F9F9">
        <style:tab-stops/>
      </style:paragraph-properties>
      <style:text-properties style:font-name="Calibri Light" style:font-name-complex="Calibri Light" fo:font-size="8pt" style:font-size-asian="8pt" style:font-size-complex="8pt"/>
    </style:style>
    <style:style style:name="P1499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0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1" style:parent-style-name="Normal" style:family="paragraph">
      <style:paragraph-properties fo:background-color="#F9F9F9"/>
    </style:style>
    <style:style style:name="T150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03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T150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0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6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7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8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09" style:parent-style-name="Normal" style:family="paragraph">
      <style:paragraph-properties fo:background-color="#F9F9F9"/>
    </style:style>
    <style:style style:name="T1510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511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12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13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14" style:parent-style-name="Normal" style:family="paragraph">
      <style:paragraph-properties fo:background-color="#F9F9F9"/>
    </style:style>
    <style:style style:name="T1515" style:parent-style-name="DefaultParagraphFont" style:family="text">
      <style:text-properties style:font-name="Calibri Light" style:font-name-complex="Calibri Light" fo:font-size="8pt" style:font-size-asian="8pt" style:font-size-complex="8pt" fo:background-color="#FFFF00"/>
    </style:style>
    <style:style style:name="P1516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17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18" style:parent-style-name="Normal" style:family="paragraph">
      <style:paragraph-properties fo:background-color="#F9F9F9"/>
    </style:style>
    <style:style style:name="T1519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2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21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22" style:parent-style-name="Normal" style:family="paragraph">
      <style:paragraph-properties fo:background-color="#F9F9F9"/>
    </style:style>
    <style:style style:name="T1523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24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2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26" style:parent-style-name="Normal" style:family="paragraph">
      <style:paragraph-properties fo:background-color="#F9F9F9"/>
    </style:style>
    <style:style style:name="T1527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28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29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3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P1531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32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33" style:parent-style-name="Normal" style:family="paragraph">
      <style:paragraph-properties fo:background-color="#F9F9F9"/>
    </style:style>
    <style:style style:name="T153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35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36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37" style:parent-style-name="Normal" style:family="paragraph">
      <style:paragraph-properties fo:background-color="#F9F9F9"/>
    </style:style>
    <style:style style:name="T153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39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40" style:parent-style-name="Normal" style:family="paragraph">
      <style:paragraph-properties fo:background-color="#F9F9F9"/>
    </style:style>
    <style:style style:name="T154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42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43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44" style:parent-style-name="Normal" style:family="paragraph">
      <style:paragraph-properties fo:background-color="#F9F9F9"/>
    </style:style>
    <style:style style:name="T154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46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47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48" style:parent-style-name="Normal" style:family="paragraph">
      <style:paragraph-properties fo:background-color="#F9F9F9"/>
    </style:style>
    <style:style style:name="T1549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50" style:parent-style-name="Normal" style:family="paragraph">
      <style:paragraph-properties fo:background-color="#F9F9F9"/>
    </style:style>
    <style:style style:name="T1551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52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53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54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5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56" style:parent-style-name="Normal" style:family="paragraph">
      <style:paragraph-properties fo:background-color="#F9F9F9"/>
    </style:style>
    <style:style style:name="T1557" style:parent-style-name="DefaultParagraphFont" style:family="text">
      <style:text-properties style:font-name="Calibri Light" style:font-name-complex="Calibri Light" fo:font-size="8pt" style:font-size-asian="8pt" style:font-size-complex="8pt" fo:background-color="#00FF00"/>
    </style:style>
    <style:style style:name="P1558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59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60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561" style:parent-style-name="Normal" style:family="paragraph">
      <style:paragraph-properties fo:background-color="#F9F9F9"/>
    </style:style>
    <style:style style:name="T1562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63" style:parent-style-name="Normal" style:family="paragraph">
      <style:paragraph-properties fo:background-color="#F9F9F9"/>
    </style:style>
    <style:style style:name="T1564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65" style:parent-style-name="Normal" style:family="paragraph">
      <style:paragraph-properties fo:background-color="#F9F9F9"/>
    </style:style>
    <style:style style:name="T1566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67" style:parent-style-name="Normal" style:family="paragraph">
      <style:paragraph-properties fo:background-color="#F9F9F9"/>
    </style:style>
    <style:style style:name="T1568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69" style:parent-style-name="Normal" style:family="paragraph">
      <style:paragraph-properties fo:background-color="#F9F9F9"/>
    </style:style>
    <style:style style:name="T1570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71" style:parent-style-name="Normal" style:family="paragraph">
      <style:paragraph-properties fo:background-color="#F9F9F9"/>
    </style:style>
    <style:style style:name="T1572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73" style:parent-style-name="Normal" style:family="paragraph">
      <style:paragraph-properties fo:background-color="#F9F9F9"/>
    </style:style>
    <style:style style:name="T1574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75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76" style:parent-style-name="Normal" style:family="paragraph">
      <style:paragraph-properties fo:background-color="#F9F9F9"/>
    </style:style>
    <style:style style:name="T1577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T1578" style:parent-style-name="Hyperlink" style:family="text">
      <style:text-properties style:font-name="Calibri Light" style:font-name-complex="Calibri Light" fo:font-size="8pt" style:font-size-asian="8pt" style:font-size-complex="8pt"/>
    </style:style>
    <style:style style:name="P1579" style:parent-style-name="Normal" style:family="paragraph">
      <style:paragraph-properties fo:background-color="#F9F9F9"/>
    </style:style>
    <style:style style:name="P1580" style:parent-style-name="Normal" style:family="paragraph">
      <style:paragraph-properties fo:background-color="#F9F9F9"/>
    </style:style>
    <style:style style:name="T1581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582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58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8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85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58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8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88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58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59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9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92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593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59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9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96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597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59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59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00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0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02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03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0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05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06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0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08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09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1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11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12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1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14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15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16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1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1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1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20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2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2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23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24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2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26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27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2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2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30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3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32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33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3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35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36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3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38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39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40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41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42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4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4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4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46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47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4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4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50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51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5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53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54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55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56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57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5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5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60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61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62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63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64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65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66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67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68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69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70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71" style:parent-style-name="Hyperlink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72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73" style:parent-style-name="DefaultParagraphFont" style:family="text">
      <style:text-properties style:font-name="Calibri Light" style:font-name-complex="Calibri Light" fo:font-size="8pt" style:font-size-asian="8pt" style:font-size-complex="8pt"/>
    </style:style>
    <style:style style:name="T1674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75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76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77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T1678" style:parent-style-name="DefaultParagraphFont" style:family="text">
      <style:text-properties style:font-name="Calibri Light" style:font-name-complex="Calibri Light" fo:font-size="8pt" style:font-size-asian="8pt" style:font-size-complex="8pt" fo:background-color="#FFFFFF"/>
    </style:style>
    <style:style style:name="T1679" style:parent-style-name="DefaultParagraphFont" style:family="text">
      <style:text-properties style:font-name="Segoe UI Emoji" style:font-name-complex="Segoe UI Emoji" fo:font-size="8pt" style:font-size-asian="8pt" style:font-size-complex="8pt" fo:background-color="#FFFFFF"/>
    </style:style>
    <style:style style:name="P1680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1" style:parent-style-name="ListParagraph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2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3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4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5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6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7" style:parent-style-name="Normal" style:family="paragraph">
      <style:paragraph-properties fo:background-color="#F9F9F9"/>
      <style:text-properties style:font-name="Calibri Light" style:font-name-complex="Calibri Light" fo:font-size="8pt" style:font-size-asian="8pt" style:font-size-complex="8pt"/>
    </style:style>
    <style:style style:name="P1688" style:parent-style-name="Normal" style:family="paragraph">
      <style:paragraph-properties fo:background-color="#F9F9F9"/>
      <style:text-properties style:font-name="Calibri Light" style:font-name-complex="Calibri Light" fo:font-weight="bold" style:font-weight-asian="bold" style:font-weight-complex="bold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P1689" style:parent-style-name="Normal" style:family="paragraph">
      <style:text-properties style:font-name="Calibri Light" style:font-name-complex="Calibri Light" fo:font-size="8pt" style:font-size-asian="8pt" style:font-size-complex="8pt"/>
    </style:style>
    <style:style style:name="P1690" style:parent-style-name="ListParagraph" style:family="paragraph">
      <style:paragraph-properties fo:margin-bottom="0.1111in"/>
    </style:style>
    <style:style style:name="T1691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1692" style:parent-style-name="DefaultParagraphFont" style:family="text">
      <style:text-properties style:font-name="Segoe UI" style:font-name-complex="Segoe UI" fo:font-size="10.5pt" style:font-size-asian="10.5pt" style:font-size-complex="10.5pt"/>
    </style:style>
    <style:style style:name="T1693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1694" style:parent-style-name="DefaultParagraphFont" style:family="text">
      <style:text-properties style:font-name="Segoe UI" style:font-name-complex="Segoe UI" fo:font-size="10.5pt" style:font-size-asian="10.5pt" style:font-size-complex="10.5pt"/>
    </style:style>
    <style:style style:name="T1695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1696" style:parent-style-name="DefaultParagraphFont" style:family="text">
      <style:text-properties style:font-name="Segoe UI" style:font-name-complex="Segoe UI" fo:font-size="10.5pt" style:font-size-asian="10.5pt" style:font-size-complex="10.5pt"/>
    </style:style>
    <style:style style:name="T1697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T1698" style:parent-style-name="DefaultParagraphFont" style:family="text">
      <style:text-properties style:font-name="Segoe UI" style:font-name-complex="Segoe UI" fo:font-size="10.5pt" style:font-size-asian="10.5pt" style:font-size-complex="10.5pt"/>
    </style:style>
    <style:style style:name="T1699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P1700" style:parent-style-name="Normal" style:family="paragraph">
      <style:paragraph-properties fo:margin-bottom="0.1111in"/>
      <style:text-properties style:font-name="Calibri Light" style:font-name-complex="Calibri Light" fo:font-size="8pt" style:font-size-asian="8pt" style:font-size-complex="8pt"/>
    </style:style>
    <style:style style:name="P1701" style:parent-style-name="Normal" style:family="paragraph">
      <style:paragraph-properties fo:margin-bottom="0.1111in"/>
    </style:style>
  </office:automatic-styles>
  <office:body>
    <office:text text:use-soft-page-breaks="true">
      <text:p text:style-name="P1"><text:span text:style-name="T2">React js --&gt;<text:s/></text:span><text:a xlink:href="https://www.decipherzone.com/blog-detail/react-developer-roadmap-2021" office:target-frame-name="_top" xlink:show="replace"><text:span text:style-name="T3">https://www.decipherzone.com/blog-detail/react-developer-roadmap-2021</text:span></text:a></text:p>
      <text:p text:style-name="P4"><text:span text:style-name="T5">Javascript --&gt;<text:s/></text:span><text:a xlink:href="https://www.dotnettricks.com/paths/become-javascript-developer" office:target-frame-name="_top" xlink:show="replace"><text:span text:style-name="T6">https://www.dotnettricks.com/paths/become-javascript-developer</text:span></text:a></text:p>
      <text:p text:style-name="P7"><text:span text:style-name="T8">React Js Developer --&gt;<text:s/></text:span><text:a xlink:href="https://www.dotnettricks.com/paths/become-react-developer" office:target-frame-name="_top" xlink:show="replace"><text:span text:style-name="T9">https://www.dotne</text:span><text:span text:style-name="T10">ttricks.com/paths/become-react-developer</text:span></text:a></text:p>
      <text:p text:style-name="P11"/>
      <text:p text:style-name="P12"><text:span text:style-name="T13">REACTJS DOCUMENTATION</text:span></text:p>
      <text:p text:style-name="P14">Important Website</text:p>
      <text:p text:style-name="P15"><text:a xlink:href="https://morioh.com/" office:target-frame-name="_top" xlink:show="replace"><text:span text:style-name="T16">https://morioh.com</text:span></text:a></text:p>
      <text:p text:style-name="P17">Login Form React Js</text:p>
      <text:p text:style-name="P18"><text:a xlink:href="https://learnetto.com/blog/react-form-validation" office:target-frame-name="_top" xlink:show="replace"><text:span text:style-name="T19">https://learnetto.com/blog/react</text:span><text:span text:style-name="T20">-form-validation</text:span></text:a></text:p>
      <text:p text:style-name="P21">Register form react js</text:p>
      <text:p text:style-name="P22"><text:a xlink:href="https://www.skptricks.com/2018/06/simple-form-validation-in-reactjs-example.html" office:target-frame-name="_top" xlink:show="replace"><text:span text:style-name="T23">https://www.skptricks.com/2018/06/simple-form-validation-in-reactjs-example.html</text:span></text:a></text:p>
      <text:p text:style-name="P24"><text:span text:style-name="T25">if we face error axios like that</text:span></text:p>
      <text:p text:style-name="P26"><text:a xlink:href="https://www.npmjs.com/package/axios" office:target-frame-name="_top" xlink:show="replace"><text:span text:style-name="T27">https://www.npmjs.com/package/axios</text:span></text:a></text:p>
      <text:p text:style-name="P28"><text:span text:style-name="T29">npm install axios</text:span></text:p>
      <text:p text:style-name="P30"><text:span text:style-name="T31">callapi to display dynamically parent child</text:span></text:p>
      <text:list text:style-name="LFO1" text:continue-numbering="true">
        <text:list-item>
          <text:p text:style-name="P32">PersonApi.js</text:p>
        </text:list-item>
      </text:list>
      <text:p text:style-name="P33">Create PersonApi using array of an object</text:p>
      <text:p text:style-name="P34">Export PersonApi</text:p>
      <text:p text:style-name="P35">2.<text:tab/>Parent.js</text:p>
      <text:p text:style-name="P36">Data flow from<text:s/>parent to child</text:p>
      <text:p text:style-name="P37">Import child from parent and use it to display</text:p>
      <text:p text:style-name="P38">&lt;Child /&gt;</text:p>
      <text:p text:style-name="P39">Use useState <text:s/>for store initial value</text:p>
      <text:p text:style-name="P40">And store thavalue <text:s/>&lt;Child setPersonApi = {setPersonApi} /&gt;</text:p>
      <text:p text:style-name="P41"/>
      <text:p text:style-name="P42">3.<text:tab/>Child.js</text:p>
      <text:p text:style-name="P43">Import parent from child</text:p>
      <text:p text:style-name="P44">Use as a props in function {setPersonApi}</text:p>
      <text:p text:style-name="P45"/>
      <text:p text:style-name="P46">4.<text:tab/>App.js to display</text:p>
      <text:p text:style-name="P47">5.<text:tab/>&lt;Parent /&gt;</text:p>
      <text:p text:style-name="P48">6.<text:tab/>Use map function for store data and display</text:p>
      <text:p text:style-name="P49">{setPersonApi .map((curElement) =&gt;{</text:p>
      <text:p text:style-name="P50">Return(</text:p>
      <text:p text:style-name="P51">&lt;&gt;</text:p>
      <text:p text:style-name="P52">Useeeeeeeeeeeeeittttt</text:p>
      <text:p text:style-name="P53">{curElement.id}</text:p>
      <text:p text:style-name="P54">{curElement.name}</text:p>
      <text:p text:style-name="P55">{curElement.image}</text:p>
      <text:p text:style-name="P56">{curElement.description}</text:p>
      <text:p text:style-name="P57">&lt;/&gt;</text:p>
      <text:p text:style-name="P58">)</text:p>
      <text:p text:style-name="P59">}</text:p>
      <text:p text:style-name="P60"><text:s text:c="4"/>)}</text:p>
      <text:p text:style-name="P61"/>
      <text:p text:style-name="P62"><text:span text:style-name="T63">callapi :<text:s/></text:span><text:span text:style-name="T64">hum directly bhi call krsktehaiapiko without useStateke</text:span></text:p>
      <text:p text:style-name="P65"><text:span text:style-name="T66">bhi :personApi then directly map method ….props usestatekijaruratnahihai</text:span></text:p>
      <text:p text:style-name="P67"><text:span text:style-name="T68">Design Same only content are change using props</text:span></text:p>
      <text:p text:style-name="P69"><text:span text:style-name="T70">Always keep in mind parent child flow</text:span></text:p>
      <text:list text:style-name="LFO2" text:continue-numbering="true">
        <text:list-item>
          <text:p text:style-name="P71">Parent.js</text:p>
        </text:list-item>
      </text:list>
      <text:p text:style-name="P72">Usechild <text:s/>to display &lt;Child /&gt;</text:p>
      <text:p text:style-name="P73">And import child</text:p>
      <text:p text:style-name="P74">Use props name = ”value-pair”</text:p>
      <text:p text:style-name="P75"/>
      <text:p text:style-name="P76">2.<text:tab/>Child.js</text:p>
      <text:p text:style-name="P77">Pass props in function</text:p>
      <text:p text:style-name="P78">Then use where want to display {props.name}……………………..</text:p>
      <text:p text:style-name="P79">3.app.js</text:p>
      <text:p text:style-name="P80">&lt;parent/&gt;</text:p>
      <text:p text:style-name="P81">Apicall json .codinggyan react project..</text:p>
      <text:list text:style-name="LFO3" text:continue-numbering="true">
        <text:list-item>
          <text:p text:style-name="P82">ParentComponent</text:p>
        </text:list-item>
      </text:list>
      <text:p text:style-name="P83">Usestate store value of products</text:p>
      <text:p text:style-name="P84">Using map<text:s/>then currentValueuse child component &lt; child currentValue= {currentVAalue} /&gt;</text:p>
      <text:p text:style-name="P85"/>
      <text:p text:style-name="P86">ChildComponent, pass props in a function and then use</text:p>
      <text:p text:style-name="P87">Props.products.name</text:p>
      <text:p text:style-name="P88"/>
      <text:p text:style-name="P89">And then use particular product me click krne par routing, only id change<text:s/>concepts..dynamic routing</text:p>
      <text:p text:style-name="P90">&lt;route path = “/product/:_id”&gt;&lt;product detail /&gt;&lt;route /&gt;</text:p>
      <text:p text:style-name="P91">&lt;link to = template literal sign ‘/product/${product._id}’&gt; ….&lt;link/&gt;</text:p>
      <text:p text:style-name="P92"/>
      <text:p text:style-name="P93"/>
      <text:p text:style-name="P94"><text:span text:style-name="T95">Google font</text:span><text:span text:style-name="T96"><text:line-break/></text:span></text:p>
      <text:p text:style-name="P97">Google font search and click on click on @import</text:p>
      <text:p text:style-name="P98">Add index.html +app.css</text:p>
      <text:p text:style-name="P99"/>
      <text:p text:style-name="P100"><text:span text:style-name="T101">Axios Library</text:span></text:p>
      <text:p text:style-name="P102"/>
      <text:p text:style-name="P103">…………………………………………………………………………………………………………………………………………………</text:p>
      <text:p text:style-name="P104"><text:span text:style-name="T105">Packages for React Developers</text:span></text:p>
      <text:p text:style-name="P106"><text:a xlink:href="https://dev.to/manindu/a-list-of-useful-npm-packages-for-react-developers-3dhg" office:target-frame-name="_top" xlink:show="replace"><text:span text:style-name="T107">https://dev.to/manindu/a-list-of-useful-npm-packages-for-react-developers-3dhg</text:span></text:a></text:p>
      <text:p text:style-name="P108">UI component libraries</text:p>
      <text:p text:style-name="P109"><text:a xlink:href="https://www.npmjs.com/package/antd" office:target-frame-name="_top" xlink:show="replace"><text:span text:style-name="T110">antd</text:span></text:a><text:span text:style-name="T111"> - A</text:span><text:span text:style-name="T112">nt Design is an enterprise grade UI design system.</text:span></text:p>
      <text:p text:style-name="P113"><text:a xlink:href="https://www.npmjs.com/package/@material-ui/core" office:target-frame-name="_top" xlink:show="replace"><text:span text:style-name="T114">@material-ui/core</text:span></text:a><text:span text:style-name="T115"> - React Material UI components</text:span></text:p>
      <text:p text:style-name="P116"><text:a xlink:href="https://www.npmjs.com/package/react-bootstrap" office:target-frame-name="_top" xlink:show="replace"><text:span text:style-name="T117">react-bootstrap</text:span></text:a><text:span text:style-name="T118"> - Bootstrap<text:s/></text:span><text:span text:style-name="T119">4 components built with React</text:span></text:p>
      <text:p text:style-name="P120"><text:a xlink:href="https://www.npmjs.com/package/react-bulma-components" office:target-frame-name="_top" xlink:show="replace"><text:span text:style-name="T121">react-bulma-components</text:span></text:a><text:span text:style-name="T122"> - React component for Bulma framework</text:span></text:p>
      <text:p text:style-name="P123"><text:a xlink:href="https://www.npmjs.com/package/semantic-ui-react" office:target-frame-name="_top" xlink:show="replace"><text:span text:style-name="T124">semantic-ui-react</text:span></text:a><text:span text:style-name="T125"> - A React co</text:span><text:span text:style-name="T126">mponent library</text:span></text:p>
      <text:p text:style-name="P127"><text:a xlink:href="https://www.npmjs.com/package/office-ui-fabric-react" office:target-frame-name="_top" xlink:show="replace"><text:span text:style-name="T128">office-ui-fabric-react</text:span></text:a><text:span text:style-name="T129"> - The React-based front-end framework for building experiences for Office and Office 365</text:span></text:p>
      <text:p text:style-name="P130"><text:a xlink:href="https://www.npmjs.com/package/reactstrap" office:target-frame-name="_top" xlink:show="replace"><text:span text:style-name="T131">reactstrap</text:span></text:a><text:span text:style-name="T132"> - Stateless React Components for Bootstrap 4</text:span></text:p>
      <text:p text:style-name="P133"><text:a xlink:href="https://www.npmjs.com/package/rebass" office:target-frame-name="_top" xlink:show="replace"><text:span text:style-name="T134">rebass</text:span></text:a><text:span text:style-name="T135"> - React primitive UI components built with styled-system</text:span></text:p>
      <text:p text:style-name="P136"><text:a xlink:href="https://www.npmjs.com/package/@appbaseio/reactivesearch" office:target-frame-name="_top" xlink:show="replace"><text:span text:style-name="T137">@appbaseio/reactivesearch</text:span></text:a><text:span text:style-name="T138"> - React UI components for Elasticsearch</text:span></text:p>
      <text:p text:style-name="P139">Individual UI components</text:p>
      <text:p text:style-name="P140"><text:a xlink:href="https://www.npmjs.com/package/@tippy.js/react" office:target-frame-name="_top" xlink:show="replace"><text:span text:style-name="T141">@tippy.js/react</text:span></text:a><text:span text:style-name="T142"> - The complete tooltip and popover solution for React apps</text:span></text:p>
      <text:p text:style-name="P143"><text:a xlink:href="https://www.npmjs.com/package/react-spinners" office:target-frame-name="_top" xlink:show="replace"><text:span text:style-name="T144">react-spinners</text:span></text:a><text:span text:style-name="T145"> - A collection of loading spinners with React.js based on Halogen</text:span></text:p>
      <text:p text:style-name="P146"><text:a xlink:href="https://www.npmjs.com/package/react-loader-spinner" office:target-frame-name="_top" xlink:show="replace"><text:span text:style-name="T147">react-loader-spinner</text:span></text:a><text:span text:style-name="T148"> - react-spinner-loader pro</text:span><text:span text:style-name="T149">vides simple React.js spinner component which can be implemented for async wait operation before data load to the view</text:span></text:p>
      <text:p text:style-name="P150"><text:a xlink:href="https://www.npmjs.com/package/react-spinners-kit" office:target-frame-name="_top" xlink:show="replace"><text:span text:style-name="T151">react-spinners-kit</text:span></text:a><text:span text:style-name="T152"> - A collection of loading spinners built with styled</text:span><text:span text:style-name="T153">-components</text:span></text:p>
      <text:p text:style-name="P154"><text:a xlink:href="https://www.npmjs.com/package/draft-js" office:target-frame-name="_top" xlink:show="replace"><text:span text:style-name="T155">draft-js</text:span></text:a><text:span text:style-name="T156"> - Draft.js is a JavaScript rich text editor framework, built for React and backed by an immutable model</text:span></text:p>
      <text:p text:style-name="P157"><text:a xlink:href="https://www.npmjs.com/package/react-custom-scrollbars" office:target-frame-name="_top" xlink:show="replace"><text:span text:style-name="T158">reac</text:span><text:span text:style-name="T159">t-custom-scrollbars</text:span></text:a><text:span text:style-name="T160"> - Custom scrollbars for React</text:span></text:p>
      <text:p text:style-name="P161"><text:a xlink:href="https://www.npmjs.com/package/react-select" office:target-frame-name="_top" xlink:show="replace"><text:span text:style-name="T162">react-select</text:span></text:a><text:span text:style-name="T163"> - The Select control for React</text:span></text:p>
      <text:p text:style-name="P164"><text:a xlink:href="https://www.npmjs.com/package/react-dropdown" office:target-frame-name="_top" xlink:show="replace"><text:span text:style-name="T165">react-dropdown</text:span></text:a><text:span text:style-name="T166"> - Simple Dropdown compone</text:span><text:span text:style-name="T167">nt for React, inspired by react-select</text:span></text:p>
      <text:p text:style-name="P168"><text:a xlink:href="https://www.npmjs.com/package/react-horizontal-scrolling-menu" office:target-frame-name="_top" xlink:show="replace"><text:span text:style-name="T169">react-horizontal-scrolling-menu</text:span></text:a><text:span text:style-name="T170"> - A horizontal scrolling menu component for React</text:span></text:p>
      <text:p text:style-name="P171"><text:a xlink:href="https://www.npmjs.com/package/react-collapsible" office:target-frame-name="_top" xlink:show="replace"><text:span text:style-name="T172">react-collapsible</text:span></text:a><text:span text:style-name="T173"> - React responsive collapsible section component</text:span></text:p>
      <text:p text:style-name="P174"><text:a xlink:href="https://www.npmjs.com/package/react-calendar" office:target-frame-name="_top" xlink:show="replace"><text:span text:style-name="T175">react-calendar</text:span></text:a><text:span text:style-name="T176"> - Calendar component for React</text:span></text:p>
      <text:p text:style-name="P177"><text:a xlink:href="https://www.npmjs.com/package/react-datepicker" office:target-frame-name="_top" xlink:show="replace"><text:span text:style-name="T178">react-datepicker</text:span></text:a><text:span text:style-name="T179"> - A simple and reusable Datepicker component for React</text:span></text:p>
      <text:p text:style-name="P180"><text:a xlink:href="https://www.npmjs.com/package/react-table" office:target-frame-name="_top" xlink:show="replace"><text:span text:style-name="T181">react-table</text:span></text:a><text:span text:style-name="T182"> - react-table is a lightweight, fast and extendable datagrid built for React</text:span></text:p>
      <text:p text:style-name="P183"><text:a xlink:href="https://www.npmjs.com/package/react-awesome-button" office:target-frame-name="_top" xlink:show="replace"><text:span text:style-name="T184">react-awesome-button</text:span></text:a><text:span text:style-name="T185"> - A button component for React</text:span></text:p>
      <text:p text:style-name="P186"><text:a xlink:href="https://www.npmjs.com/package/react-compound-slider" office:target-frame-name="_top" xlink:show="replace"><text:span text:style-name="T187">react-compound-slider</text:span></text:a><text:span text:style-name="T188"> - React Compound Slider is a tiny (4.3kb) slider component with no opinion about<text:s/></text:span><text:span text:style-name="T189">markup or styles</text:span></text:p>
      <text:p text:style-name="P190"><text:a xlink:href="https://www.npmjs.com/package/rheostat" office:target-frame-name="_top" xlink:show="replace"><text:span text:style-name="T191">rheostat</text:span></text:a><text:span text:style-name="T192"> - A mobile, tablet, desktop, and accessible slider for the web by Airbnb</text:span></text:p>
      <text:p text:style-name="P193"><text:a xlink:href="https://www.npmjs.com/package/react-checkbox-tree" office:target-frame-name="_top" xlink:show="replace"><text:span text:style-name="T194">react-checkbox-tree</text:span></text:a><text:span text:style-name="T195"> - A simple and</text:span><text:span text:style-name="T196"><text:s/>elegant checkbox tree for React</text:span></text:p>
      <text:p text:style-name="P197"><text:a xlink:href="https://www.npmjs.com/package/recharts" office:target-frame-name="_top" xlink:show="replace"><text:span text:style-name="T198">recharts</text:span></text:a><text:span text:style-name="T199"> - Recharts is a Redefined chart library built with React and D3</text:span></text:p>
      <text:p text:style-name="P200"><text:a xlink:href="https://www.npmjs.com/package/react-chartjs-2" office:target-frame-name="_top" xlink:show="replace"><text:span text:style-name="T201">react-chartjs-2</text:span></text:a><text:span text:style-name="T202"> - React wrapper</text:span><text:span text:style-name="T203"><text:s/>for Chart.js 2</text:span></text:p>
      <text:p text:style-name="P204"><text:a xlink:href="https://www.npmjs.com/package/react-vis" office:target-frame-name="_top" xlink:show="replace"><text:span text:style-name="T205">react-vis</text:span></text:a><text:span text:style-name="T206"> - A collection of react components to render common data visualization charts</text:span></text:p>
      <text:p text:style-name="P207"><text:a xlink:href="https://www.npmjs.com/package/victory" office:target-frame-name="_top" xlink:show="replace"><text:span text:style-name="T208">victory</text:span></text:a><text:span text:style-name="T209"> - React.js components for modula</text:span><text:span text:style-name="T210">r charting and data visualization</text:span></text:p>
      <text:p text:style-name="P211"><text:a xlink:href="https://www.npmjs.com/package/react-modal" office:target-frame-name="_top" xlink:show="replace"><text:span text:style-name="T212">react-modal</text:span></text:a><text:span text:style-name="T213"> - Accessible modal dialog component for React.JS</text:span></text:p>
      <text:p text:style-name="P214"><text:a xlink:href="https://www.npmjs.com/package/react-responsive-modal" office:target-frame-name="_top" xlink:show="replace"><text:span text:style-name="T215">react-responsive-modal</text:span></text:a><text:span text:style-name="T216"> - A simpl</text:span><text:span text:style-name="T217">e responsive and accessible react modal compatible with React 16 and ready for React 17</text:span></text:p>
      <text:p text:style-name="P218"><text:a xlink:href="https://www.npmjs.com/package/react-slick" office:target-frame-name="_top" xlink:show="replace"><text:span text:style-name="T219">react-slick</text:span></text:a><text:span text:style-name="T220"> - Carousel component built with React. It is a react port of slick carousel</text:span></text:p>
      <text:p text:style-name="P221"><text:a xlink:href="https://www.npmjs.com/package/react-responsive-carousel" office:target-frame-name="_top" xlink:show="replace"><text:span text:style-name="T222">react-responsive-carousel</text:span></text:a><text:span text:style-name="T223"> - A responsive carousel component for React</text:span></text:p>
      <text:p text:style-name="P224"><text:a xlink:href="https://www.npmjs.com/package/pure-react-carousel" office:target-frame-name="_top" xlink:show="replace"><text:span text:style-name="T225">pure-react-carousel</text:span></text:a><text:span text:style-name="T226"> - A highly impartial suite of React<text:s/></text:span><text:span text:style-name="T227">components that can be assembled by the consumer to create a responsive and aria compliant carousel with almost no limits on DOM structure or CSS styles</text:span></text:p>
      <text:p text:style-name="P228"><text:a xlink:href="https://www.npmjs.com/package/react-grid-gallery" office:target-frame-name="_top" xlink:show="replace"><text:span text:style-name="T229">react-grid-gallery</text:span></text:a><text:span text:style-name="T230"> - Justified image<text:s/></text:span><text:span text:style-name="T231">gallery component for React inspired by Google Photos and based upon React Images</text:span></text:p>
      <text:p text:style-name="P232"><text:a xlink:href="https://www.npmjs.com/package/react-images" office:target-frame-name="_top" xlink:show="replace"><text:span text:style-name="T233">react-images</text:span></text:a><text:span text:style-name="T234"> - A mobile-friendly, highly customizable, carousel component for displaying media in ReactJS</text:span></text:p>
      <text:p text:style-name="P235"><text:a xlink:href="https://www.npmjs.com/package/react-image-lightbox" office:target-frame-name="_top" xlink:show="replace"><text:span text:style-name="T236">react-image-lightbox</text:span></text:a><text:span text:style-name="T237"> - A flexible lightbox component for displaying images in a React project</text:span></text:p>
      <text:p text:style-name="P238"><text:a xlink:href="https://www.npmjs.com/package/react-tabs" office:target-frame-name="_top" xlink:show="replace"><text:span text:style-name="T239">react-tabs</text:span></text:a><text:span text:style-name="T240"> - An accessible and easy tab comp</text:span><text:span text:style-name="T241">onent for ReactJS</text:span></text:p>
      <text:p text:style-name="P242">CSS in JS</text:p>
      <text:p text:style-name="P243"><text:a xlink:href="https://www.npmjs.com/package/styled-components" office:target-frame-name="_top" xlink:show="replace"><text:span text:style-name="T244">styled-components</text:span></text:a><text:span text:style-name="T245"> - Visual primitives for the component age. Use the best bits of ES6 and CSS to style your apps without stress</text:span></text:p>
      <text:p text:style-name="P246"><text:a xlink:href="https://www.npmjs.com/package/emotion" office:target-frame-name="_top" xlink:show="replace"><text:span text:style-name="T247">emotion</text:span></text:a><text:span text:style-name="T248"> - A CSS in JS library</text:span></text:p>
      <text:p text:style-name="P249"><text:a xlink:href="https://www.npmjs.com/package/radium" office:target-frame-name="_top" xlink:show="replace"><text:span text:style-name="T250">radium</text:span></text:a><text:span text:style-name="T251"> - Radium is a set of tools to manage inline styles on React elements. It gives you powerful styling capabilities</text:span><text:span text:style-name="T252"><text:s/>without CSS</text:span></text:p>
      <text:p text:style-name="P253">Http clients</text:p>
      <text:p text:style-name="P254"><text:a xlink:href="https://www.npmjs.com/package/axios" office:target-frame-name="_top" xlink:show="replace"><text:span text:style-name="T255">axios</text:span></text:a><text:span text:style-name="T256"> - Promise based HTTP client for the browser and node.js</text:span></text:p>
      <text:p text:style-name="P257"><text:a xlink:href="https://www.npmjs.com/package/apisauce" office:target-frame-name="_top" xlink:show="replace"><text:span text:style-name="T258">apisauce</text:span></text:a><text:span text:style-name="T259"> - An http client built on top of axios</text:span></text:p>
      <text:p text:style-name="P260"><text:a xlink:href="https://www.npmjs.com/package/request" office:target-frame-name="_top" xlink:show="replace"><text:span text:style-name="T261">request</text:span></text:a><text:span text:style-name="T262"> - Request is designed to be the simplest way possible to make http calls. It supports HTTPS and follows redirects by default</text:span></text:p>
      <text:p text:style-name="P263"><text:a xlink:href="https://www.npmjs.com/package/superagent" office:target-frame-name="_top" xlink:show="replace"><text:span text:style-name="T264">superagent</text:span></text:a><text:span text:style-name="T265"> - Small pr</text:span><text:span text:style-name="T266">ogressive client-side HTTP request library, and Node.js module with the same API, sporting many high-level HTTP client features</text:span></text:p>
      <text:p text:style-name="P267">Routing</text:p>
      <text:p text:style-name="P268"><text:a xlink:href="https://www.npmjs.com/package/react-router-dom" office:target-frame-name="_top" xlink:show="replace"><text:span text:style-name="T269">react-router-dom</text:span></text:a><text:span text:style-name="T270"> - DOM bindings for React Router</text:span></text:p>
      <text:p text:style-name="P271"><text:a xlink:href="https://www.npmjs.com/package/universal-router" office:target-frame-name="_top" xlink:show="replace"><text:span text:style-name="T272">universal-router</text:span></text:a><text:span text:style-name="T273"> - A simple middleware-style router that can be used in both clie</text:span><text:span text:style-name="T274">nt-side and server-side applications</text:span></text:p>
      <text:p text:style-name="P275"><text:a xlink:href="https://www.npmjs.com/package/connected-react-router" office:target-frame-name="_top" xlink:show="replace"><text:span text:style-name="T276">connected-react-router</text:span></text:a><text:span text:style-name="T277"> - A Redux binding for React Router v4 and v5</text:span></text:p>
      <text:p text:style-name="P278">State management</text:p>
      <text:p text:style-name="P279"><text:a xlink:href="https://www.npmjs.com/package/redux" office:target-frame-name="_top" xlink:show="replace"><text:span text:style-name="T280">redux</text:span></text:a><text:span text:style-name="T281"> - Red</text:span><text:span text:style-name="T282">ux is a predictable state container for JavaScript apps</text:span></text:p>
      <text:p text:style-name="P283"><text:a xlink:href="https://www.npmjs.com/package/react-redux" office:target-frame-name="_top" xlink:show="replace"><text:span text:style-name="T284">react-redux</text:span></text:a><text:span text:style-name="T285"> - Official React bindings for Redux</text:span></text:p>
      <text:p text:style-name="P286"><text:a xlink:href="https://www.npmjs.com/package/mobx" office:target-frame-name="_top" xlink:show="replace"><text:span text:style-name="T287">mobx</text:span></text:a><text:span text:style-name="T288"> - MobX is a battle tested, simple an</text:span><text:span text:style-name="T289">d scalable state management library transparently applying functional reactive programming (TFRP)</text:span></text:p>
      <text:p text:style-name="P290"><text:a xlink:href="https://www.npmjs.com/package/redux-saga" office:target-frame-name="_top" xlink:show="replace"><text:span text:style-name="T291">redux-saga</text:span></text:a><text:span text:style-name="T292"> - redux-saga is a library that aims to make application side effects (i.e. asynchronous t</text:span><text:span text:style-name="T293">hings like data fetching and impure things like accessing the browser cache) easier to manage</text:span></text:p>
      <text:p text:style-name="P294"><text:a xlink:href="https://www.npmjs.com/package/redux-thunk" office:target-frame-name="_top" xlink:show="replace"><text:span text:style-name="T295">redux-thunk</text:span></text:a><text:span text:style-name="T296"> - Thunk middleware for Redux</text:span></text:p>
      <text:p text:style-name="P297"><text:a xlink:href="https://www.npmjs.com/package/redux-persist" office:target-frame-name="_top" xlink:show="replace"><text:span text:style-name="T298">r</text:span><text:span text:style-name="T299">edux-persist</text:span></text:a><text:span text:style-name="T300"> - Persist and rehydrate a redux store</text:span></text:p>
      <text:p text:style-name="P301"/>
      <text:p text:style-name="P302"><text:span text:style-name="T303">Ways of Fetching Data</text:span></text:p>
      <text:p text:style-name="P304"><text:span text:style-name="T305">There are many ways to extract data from API in React:</text:span></text:p>
      <text:list text:style-name="LFO4" text:continue-numbering="true">
        <text:list-item>
          <text:p text:style-name="P306"><text:span text:style-name="T307">using Fetch API</text:span></text:p>
        </text:list-item>
        <text:list-item>
          <text:p text:style-name="P308"><text:span text:style-name="T309">using Axios library</text:span></text:p>
        </text:list-item>
        <text:list-item>
          <text:p text:style-name="P310"><text:span text:style-name="T311">using async-await syntax</text:span></text:p>
        </text:list-item>
        <text:list-item>
          <text:p text:style-name="P312"><text:span text:style-name="T313">using custom hooks</text:span></text:p>
        </text:list-item>
        <text:list-item>
          <text:p text:style-name="P314"><text:span text:style-name="T315">using React Query library</text:span></text:p>
        </text:list-item>
        <text:list-item>
          <text:p text:style-name="P316"><text:span text:style-name="T317">using<text:s/></text:span><text:span text:style-name="T318">GrapthQL API</text:span></text:p>
        </text:list-item>
        <text:list-item>
          <text:p text:style-name="P319"/>
        </text:list-item>
      </text:list>
      <text:p text:style-name="P320"/>
      <text:p text:style-name="Normal"><text:a xlink:href="https://www.freecodecamp.org/news/fetch-data-react/" office:target-frame-name="_top" xlink:show="replace"><text:span text:style-name="T321">https://www.freecodecamp.org/news/fetch-data-react/</text:span></text:a></text:p>
      <text:p text:style-name="P322"/>
      <text:p text:style-name="P323"><text:a xlink:href="https://dev.to/olenadrugalya/ways-of-getting-data-from-api-in-react-2kpf" office:target-frame-name="_top" xlink:show="replace"><text:span text:style-name="T324">https://dev.to/olenadrugalya/</text:span><text:span text:style-name="T325">ways-of-getting-data-from-api-in-react-2kpf</text:span></text:a></text:p>
      <text:p text:style-name="P326">React js Project ForBegginers</text:p>
      <text:p text:style-name="P327"><text:a xlink:href="https://codersera.com/blog/reactjs-projects-for-beginners/" office:target-frame-name="_top" xlink:show="replace"><text:span text:style-name="T328">https://codersera.com/blog/reactjs-projects-for-beginners/</text:span></text:a></text:p>
      <text:p text:style-name="P329"><text:a xlink:href="https://www.blog.duomly.com/9-react-js-projects-for-beginners-that-will-help-you-to-build-an-amazing-portfolio-and-get-hired/" office:target-frame-name="_top" xlink:show="replace"><text:span text:style-name="T330">https://www.blog.duomly.com/9-react-js-projects-for-beginners-that-will-help-you-to-build-an-amazing-portfolio-and-get-hired/</text:span></text:a></text:p>
      <text:p text:style-name="P331"/>
      <text:p text:style-name="P332">******************************************************************************</text:p>
      <text:p text:style-name="P333">Cmd Command:</text:p>
      <text:p text:style-name="P334"><text:span text:style-name="T335">à</text:span><text:span text:style-name="T336">cd..</text:span></text:p>
      <text:p text:style-name="P337">Us folder se bahar niklana.</text:p>
      <text:p text:style-name="P338"><text:span text:style-name="T339">à</text:span><text:span text:style-name="T340">C: <text:s text:c="2"/>, <text:s text:c="2"/>D:</text:span></text:p>
      <text:p text:style-name="P341">C, D drive me jana.</text:p>
      <text:p text:style-name="P342"><text:span text:style-name="T343">à</text:span><text:span text:style-name="T344">cd foldername(web development)</text:span></text:p>
      <text:p text:style-name="P345">Us folder me jana</text:p>
      <text:p text:style-name="P346"><text:span text:style-name="T347">à</text:span><text:span text:style-name="T348">cd foldername/foldername/foldername</text:span></text:p>
      <text:p text:style-name="P349"/>
      <text:p text:style-name="P350">******************************************************************************</text:p>
      <text:p text:style-name="P351"><text:span text:style-name="T352">à</text:span><text:span text:style-name="T353">App.js, index.js, src folder, index.js phle load hoti hai then other file</text:span></text:p>
      <text:p text:style-name="P354"><text:span text:style-name="T355">à</text:span><text:span text:style-name="T356">class component, function component</text:span></text:p>
      <text:p text:style-name="P357"><text:span text:style-name="T358">à</text:span><text:span text:style-name="T359">Class component<text:s/></text:span><text:span text:style-name="T360">import React from ‘react’;</text:span></text:p>
      <text:p text:style-name="P361"><text:span text:style-name="T362">Class User extends React.Component{</text:span></text:p>
      <text:p text:style-name="P363">Or</text:p>
      <text:p text:style-name="P364"><text:span text:style-name="T365">Class component<text:s/></text:span><text:span text:style-name="T366">import React, {Component} <text:s/>from ‘react’;</text:span></text:p>
      <text:p text:style-name="P367"><text:span text:style-name="T368">Class User extends Component{</text:span></text:p>
      <text:p text:style-name="P369">…………………………………………………………………………………………………</text:p>
      <text:p text:style-name="P370">Render(){</text:p>
      <text:p text:style-name="P371">Return(</text:p>
      <text:p text:style-name="P372">&lt;div&gt; coding coding coding &lt;/div&gt;</text:p>
      <text:p text:style-name="P373">)</text:p>
      <text:p text:style-name="P374">}</text:p>
      <text:p text:style-name="P375">}</text:p>
      <text:p text:style-name="P376">export default User;( import User from ‘./User’)</text:p>
      <text:p text:style-name="P377"/>
      <text:p text:style-name="P378"><text:span text:style-name="T379">à</text:span><text:span text:style-name="T380">function component<text:s/></text:span><text:span text:style-name="T381">import React from ‘</text:span><text:span text:style-name="T382">react’;</text:span></text:p>
      <text:p text:style-name="P383"><text:span text:style-name="T384">Function User(){</text:span><text:span text:style-name="T385">export Default<text:s/></text:span><text:span text:style-name="T386">function User()</text:span><text:span text:style-name="T387"><text:s text:c="2"/></text:span><text:span text:style-name="T388">or<text:s/></text:span><text:span text:style-name="T389">export<text:s/></text:span><text:span text:style-name="T390">function User()</text:span><text:span text:style-name="T391"><text:s/>, import<text:s/></text:span><text:span text:style-name="T392">{User}</text:span><text:span text:style-name="T393"><text:s/>from ‘./User’)</text:span></text:p>
      <text:p text:style-name="P394">Return(</text:p>
      <text:p text:style-name="P395">&lt;div&gt; coding coding coding &lt;/div&gt;</text:p>
      <text:p text:style-name="P396">)</text:p>
      <text:p text:style-name="P397">}</text:p>
      <text:p text:style-name="P398">export default User;( import User from ‘./User’)</text:p>
      <text:p text:style-name="P399">or</text:p>
      <text:p text:style-name="P400"><text:span text:style-name="T401">à</text:span><text:span text:style-name="T402">click event and function</text:span><text:span text:style-name="T403"><text:s text:c="4"/></text:span></text:p>
      <text:p text:style-name="P404"><text:span text:style-name="T405">à</text:span><text:span text:style-name="T406">State</text:span><text:span text:style-name="T407"><text:s/></text:span><text:span text:style-name="T408">function component</text:span></text:p>
      <text:p text:style-name="P409">import state in file</text:p>
      <text:p text:style-name="P410"><text:span text:style-name="T411">import <text:s/>React from ‘react’;</text:span></text:p>
      <text:p text:style-name="P412"><text:span text:style-name="T413">import {useState } from ‘react’;</text:span></text:p>
      <text:p text:style-name="P414">or</text:p>
      <text:p text:style-name="P415"><text:span text:style-name="T416">import React, {useState } from ‘react’;</text:span></text:p>
      <text:p text:style-name="P417">const[data, setData] = useState(‘data’);</text:p>
      <text:p text:style-name="P418"><text:span text:style-name="T419">{data}</text:span></text:p>
      <text:p text:style-name="P420"><text:span text:style-name="T421">setDate(‘data1’);</text:span></text:p>
      <text:p text:style-name="P422"><text:span text:style-name="T423">à</text:span><text:span text:style-name="T424">State</text:span><text:span text:style-name="T425"><text:s/>class component</text:span></text:p>
      <text:p text:style-name="P426">Constructor(){</text:p>
      <text:p text:style-name="P427">Super();</text:p>
      <text:p text:style-name="P428">this.state = {</text:p>
      <text:p text:style-name="P429">data:’Monika1’</text:p>
      <text:p text:style-name="P430">}</text:p>
      <text:p text:style-name="P431">}</text:p>
      <text:p text:style-name="P432"><text:span text:style-name="T433">{this.state.data}</text:span></text:p>
      <text:p text:style-name="P434">Change</text:p>
      <text:p text:style-name="P435"><text:span text:style-name="T436">this.setState({data:”Monika2”})</text:span></text:p>
      <text:p text:style-name="P437"/>
      <text:p text:style-name="P438"><text:span text:style-name="T439">à</text:span><text:span text:style-name="T440">Props</text:span><text:span text:style-name="T441"><text:s/>function component</text:span></text:p>
      <text:p text:style-name="P442">Props parameter</text:p>
      <text:p text:style-name="P443">App.js, student.js</text:p>
      <text:p text:style-name="P444"><text:span text:style-name="T445">App.js</text:span></text:p>
      <text:p text:style-name="P446"><text:span text:style-name="T447">&lt;student name = {“Monika”} /&gt;</text:span></text:p>
      <text:p text:style-name="P448"><text:span text:style-name="T449">Student.js</text:span></text:p>
      <text:p text:style-name="P450"><text:span text:style-name="T451">Function student(</text:span><text:span text:style-name="T452">props</text:span><text:span text:style-name="T453">){</text:span></text:p>
      <text:p text:style-name="P454">{props.name}</text:p>
      <text:p text:style-name="P455">}</text:p>
      <text:p text:style-name="P456">In case of state</text:p>
      <text:p text:style-name="P457">Const[name, setName] = useState(“Monika Dewangan”);</text:p>
      <text:p text:style-name="P458"><text:span text:style-name="T459">&lt;student name ={name} /&gt;</text:span></text:p>
      <text:p text:style-name="P460"/>
      <text:p text:style-name="P461">************************************************************************</text:p>
      <text:p text:style-name="P462">ComponentWillUnmount() Example:</text:p>
      <text:p text:style-name="Normal"><text:span text:style-name="T463">   <text:s/></text:span><text:span text:style-name="T464">import</text:span><text:span text:style-name="T465"><text:s/></text:span><text:span text:style-name="T466">logo</text:span><text:span text:style-name="T467"><text:s/></text:span><text:span text:style-name="T468">from</text:span><text:span text:style-name="T469"><text:s/></text:span><text:span text:style-name="T470">'./logo.svg'</text:span><text:span text:style-name="T471">;</text:span></text:p>
      <text:p text:style-name="Normal"><text:span text:style-name="T472">   <text:s/></text:span><text:span text:style-name="T473">import</text:span><text:span text:style-name="T474"><text:s/></text:span><text:span text:style-name="T475">'./App.css'</text:span><text:span text:style-name="T476">;</text:span></text:p>
      <text:p text:style-name="Normal"><text:span text:style-name="T477">   <text:s/></text:span><text:span text:style-name="T478">import</text:span><text:span text:style-name="T479"><text:s/></text:span><text:span text:style-name="T480">React</text:span><text:span text:style-name="T481"><text:s/></text:span><text:span text:style-name="T482">from</text:span><text:span text:style-name="T483"><text:s/></text:span><text:span text:style-name="T484">'react'</text:span><text:span text:style-name="T485">;</text:span></text:p>
      <text:p text:style-name="Normal"><text:span text:style-name="T486">   </text:span></text:p>
      <text:p text:style-name="Normal"><text:span text:style-name="T487">   <text:s/></text:span><text:span text:style-name="T488">class</text:span><text:span text:style-name="T489"><text:s/></text:span><text:span text:style-name="T490">App</text:span><text:span text:style-name="T491"><text:s/></text:span><text:span text:style-name="T492">extends</text:span><text:span text:style-name="T493"><text:s/></text:span><text:span text:style-name="T494">React</text:span><text:span text:style-name="T495">.</text:span><text:span text:style-name="T496">Component</text:span><text:span text:style-name="T497"><text:s/>{</text:span></text:p>
      <text:p text:style-name="Normal"><text:span text:style-name="T498">     <text:s/></text:span><text:span text:style-name="T499">constructor</text:span><text:span text:style-name="T500">() {</text:span></text:p>
      <text:p text:style-name="Normal"><text:span text:style-name="T501">         </text:span><text:span text:style-name="T502">super</text:span><text:span text:style-name="T503">();</text:span></text:p>
      <text:p text:style-name="Normal"><text:span text:style-name="T504">         </text:span><text:span text:style-name="T505">this</text:span><text:span text:style-name="T506">.</text:span><text:span text:style-name="T507">state</text:span><text:span text:style-name="T508"><text:s/>= {</text:span></text:p>
      <text:p text:style-name="Normal"><text:span text:style-name="T509">           <text:s/></text:span><text:span text:style-name="T510">delete:</text:span><text:span text:style-name="T511"><text:s/></text:span><text:span text:style-name="T512">false</text:span><text:span text:style-name="T513">,</text:span></text:p>
      <text:p text:style-name="Normal"><text:span text:style-name="T514">         };</text:span></text:p>
      <text:p text:style-name="Normal"><text:span text:style-name="T515">      }</text:span></text:p>
      <text:p text:style-name="Normal"><text:span text:style-name="T516">     <text:s/></text:span><text:span text:style-name="T517">render</text:span><text:span text:style-name="T518">() {</text:span></text:p>
      <text:p text:style-name="Normal"><text:span text:style-name="T519">         </text:span><text:span text:style-name="T520">return</text:span><text:span text:style-name="T521"><text:s/>(</text:span></text:p>
      <text:p text:style-name="Normal"><text:span text:style-name="T522">           <text:s/></text:span><text:span text:style-name="T523">&lt;</text:span><text:span text:style-name="T524">div</text:span><text:span text:style-name="T525">&gt;</text:span></text:p>
      <text:p text:style-name="Normal"><text:span text:style-name="T526">               </text:span><text:span text:style-name="T527">&lt;</text:span><text:span text:style-name="T528">h1</text:span><text:span text:style-name="T529">&gt;</text:span><text:span text:style-name="T530">User List</text:span><text:span text:style-name="T531">&lt;/</text:span><text:span text:style-name="T532">h1</text:span><text:span text:style-name="T533">&gt;</text:span></text:p>
      <text:p text:style-name="Normal"><text:span text:style-name="T534">               </text:span><text:span text:style-name="T535">&lt;</text:span><text:span text:style-name="T536">button</text:span><text:span text:style-name="T537"><text:s/></text:span><text:span text:style-name="T538">onClick</text:span><text:span text:style-name="T539">=</text:span><text:span text:style-name="T540">{</text:span><text:span text:style-name="T541">()<text:s/></text:span><text:span text:style-name="T542">=&gt;</text:span><text:span text:style-name="T543"><text:s/></text:span><text:span text:style-name="T544">this</text:span><text:span text:style-name="T545">.</text:span><text:span text:style-name="T546">setState</text:span><text:span text:style-name="T547">({<text:s/></text:span><text:span text:style-name="T548">delete:</text:span><text:span text:style-name="T549"><text:s/></text:span><text:span text:style-name="T550">true</text:span><text:span text:style-name="T551"><text:s/>})</text:span><text:span text:style-name="T552">}</text:span><text:span text:style-name="T553">&gt;</text:span></text:p>
      <text:p text:style-name="Normal"><text:span text:style-name="T554">                  Delete Users</text:span></text:p>
      <text:p text:style-name="Normal"><text:span text:style-name="T555">               </text:span><text:span text:style-name="T556">&lt;/</text:span><text:span text:style-name="T557">button</text:span><text:span text:style-name="T558">&gt;</text:span></text:p>
      <text:p text:style-name="Normal"><text:span text:style-name="T559">               </text:span><text:span text:style-name="T560">{this</text:span><text:span text:style-name="T561">.</text:span><text:span text:style-name="T562">state</text:span><text:span text:style-name="T563">.</text:span><text:span text:style-name="T564">delete</text:span><text:span text:style-name="T565"><text:s/>?<text:s/></text:span><text:span text:style-name="T566">null</text:span><text:span text:style-name="T567"><text:s/>:<text:s/></text:span><text:span text:style-name="T568">&lt;</text:span><text:span text:style-name="T569">User</text:span><text:span text:style-name="T570"><text:s/></text:span><text:span text:style-name="T571">/&gt;</text:span><text:span text:style-name="T572">}</text:span></text:p>
      <text:p text:style-name="Normal"><text:span text:style-name="T573">           <text:s/></text:span><text:span text:style-name="T574">&lt;/</text:span><text:span text:style-name="T575">div</text:span><text:span text:style-name="T576">&gt;</text:span></text:p>
      <text:p text:style-name="Normal"><text:span text:style-name="T577">         );</text:span></text:p>
      <text:p text:style-name="Normal"><text:span text:style-name="T578">      }</text:span></text:p>
      <text:p text:style-name="Normal"><text:span text:style-name="T579">   }</text:span></text:p>
      <text:p text:style-name="Normal"><text:span text:style-name="T580">   </text:span><text:span text:style-name="T581">class</text:span><text:span text:style-name="T582"><text:s/></text:span><text:span text:style-name="T583">User</text:span><text:span text:style-name="T584"><text:s/></text:span><text:span text:style-name="T585">extends</text:span><text:span text:style-name="T586"><text:s/></text:span><text:span text:style-name="T587">React</text:span><text:span text:style-name="T588">.</text:span><text:span text:style-name="T589">Component</text:span><text:span text:style-name="T590"><text:s/>{</text:span></text:p>
      <text:p text:style-name="Normal"><text:span text:style-name="T591">     <text:s/></text:span><text:span text:style-name="T592">// componentWillUnmount() {</text:span></text:p>
      <text:p text:style-name="Normal"><text:span text:style-name="T593">     <text:s/></text:span><text:span text:style-name="T594">//    alert('Deleted User successfully');</text:span></text:p>
      <text:p text:style-name="Normal"><text:span text:style-name="T595">     <text:s/></text:span><text:span text:style-name="T596">// }</text:span></text:p>
      <text:p text:style-name="P597"/>
      <text:p text:style-name="Normal"><text:span text:style-name="T598">     <text:s/></text:span><text:span text:style-name="T599">componentWillUnmount</text:span><text:span text:style-name="T600">() {</text:span></text:p>
      <text:p text:style-name="Normal"><text:span text:style-name="T601">         </text:span><text:span text:style-name="T602">console</text:span><text:span text:style-name="T603">.</text:span><text:span text:style-name="T604">log</text:span><text:span text:style-name="T605">(</text:span><text:span text:style-name="T606">'component will unmount'</text:span><text:span text:style-name="T607">);</text:span></text:p>
      <text:p text:style-name="Normal"><text:span text:style-name="T608">      }</text:span></text:p>
      <text:p text:style-name="Normal"><text:span text:style-name="T609"> <text:s/></text:span><text:span text:style-name="T610">   <text:s/></text:span><text:span text:style-name="T611">render</text:span><text:span text:style-name="T612">() {</text:span></text:p>
      <text:p text:style-name="Normal"><text:span text:style-name="T613">         </text:span><text:span text:style-name="T614">return</text:span><text:span text:style-name="T615"><text:s/>(</text:span></text:p>
      <text:p text:style-name="Normal"><text:span text:style-name="T616">           <text:s/></text:span><text:span text:style-name="T617">&lt;</text:span><text:span text:style-name="T618">div</text:span><text:span text:style-name="T619">&gt;</text:span></text:p>
      <text:p text:style-name="Normal"><text:span text:style-name="T620">               </text:span><text:span text:style-name="T621">&lt;</text:span><text:span text:style-name="T622">h3</text:span><text:span text:style-name="T623">&gt;</text:span><text:span text:style-name="T624">Username: Rahul</text:span><text:span text:style-name="T625">&lt;/</text:span><text:span text:style-name="T626">h3</text:span><text:span text:style-name="T627">&gt;</text:span></text:p>
      <text:p text:style-name="Normal"><text:span text:style-name="T628">               </text:span><text:span text:style-name="T629">&lt;</text:span><text:span text:style-name="T630">h3</text:span><text:span text:style-name="T631">&gt;</text:span><text:span text:style-name="T632">Email: rbbansal558@gmail.com</text:span><text:span text:style-name="T633">&lt;/</text:span><text:span text:style-name="T634">h3</text:span><text:span text:style-name="T635">&gt;</text:span></text:p>
      <text:p text:style-name="Normal"><text:span text:style-name="T636">           <text:s/></text:span><text:span text:style-name="T637">&lt;/</text:span><text:span text:style-name="T638">div</text:span><text:span text:style-name="T639">&gt;</text:span></text:p>
      <text:p text:style-name="Normal"><text:span text:style-name="T640">         );</text:span></text:p>
      <text:p text:style-name="Normal"><text:span text:style-name="T641">      }</text:span></text:p>
      <text:p text:style-name="Normal"><text:span text:style-name="T642">   }</text:span></text:p>
      <text:p text:style-name="Normal"><text:span text:style-name="T643">   </text:span><text:span text:style-name="T644">export</text:span><text:span text:style-name="T645"><text:s/></text:span><text:span text:style-name="T646">default</text:span><text:span text:style-name="T647"><text:s/></text:span><text:span text:style-name="T648">App</text:span><text:span text:style-name="T649">;</text:span></text:p>
      <text:p text:style-name="P650"/>
      <text:p text:style-name="P651">useEffect Example :-</text:p>
      <text:p text:style-name="Normal"><text:span text:style-name="T652">   <text:s/></text:span><text:span text:style-name="T653">import</text:span><text:span text:style-name="T654"><text:s/></text:span><text:span text:style-name="T655">logo</text:span><text:span text:style-name="T656"><text:s/></text:span><text:span text:style-name="T657">from</text:span><text:span text:style-name="T658"><text:s/></text:span><text:span text:style-name="T659">'./logo.svg'</text:span><text:span text:style-name="T660">;</text:span></text:p>
      <text:p text:style-name="Normal"><text:span text:style-name="T661">   <text:s/></text:span><text:span text:style-name="T662">import</text:span><text:span text:style-name="T663"><text:s/></text:span><text:span text:style-name="T664">'./App.css'</text:span><text:span text:style-name="T665">;</text:span></text:p>
      <text:p text:style-name="Normal"><text:span text:style-name="T666">   <text:s/></text:span><text:span text:style-name="T667">import</text:span><text:span text:style-name="T668"><text:s/></text:span><text:span text:style-name="T669">React</text:span><text:span text:style-name="T670">, {</text:span><text:span text:style-name="T671">useEffect</text:span><text:span text:style-name="T672">}<text:s/></text:span><text:span text:style-name="T673">from</text:span><text:span text:style-name="T674"><text:s/></text:span><text:span text:style-name="T675">'react'</text:span><text:span text:style-name="T676">;</text:span></text:p>
      <text:p text:style-name="Normal"><text:span text:style-name="T677">   </text:span></text:p>
      <text:p text:style-name="Normal"><text:span text:style-name="T678">   </text:span><text:span text:style-name="T679">function</text:span><text:span text:style-name="T680"><text:s/></text:span><text:span text:style-name="T681">App</text:span><text:span text:style-name="T682">(){</text:span></text:p>
      <text:p text:style-name="P683"/>
      <text:p text:style-name="Normal"><text:span text:style-name="T684">     <text:s/></text:span><text:span text:style-name="T685">useEffect</text:span><text:span text:style-name="T686"><text:s/>(()<text:s/></text:span><text:span text:style-name="T687">=&gt;</text:span><text:span text:style-name="T688">{</text:span></text:p>
      <text:p text:style-name="Normal"><text:span text:style-name="T689">         </text:span><text:span text:style-name="T690">alert</text:span><text:span text:style-name="T691">(</text:span><text:span text:style-name="T692">'useEffect '</text:span><text:span text:style-name="T693">);</text:span></text:p>
      <text:p text:style-name="Normal"><text:span text:style-name="T694">      })</text:span></text:p>
      <text:p text:style-name="Normal"><text:span text:style-name="T695">     <text:s/></text:span><text:span text:style-name="T696">return</text:span><text:span text:style-name="T697">(</text:span></text:p>
      <text:p text:style-name="Normal"><text:span text:style-name="T698">         </text:span><text:span text:style-name="T699">&lt;</text:span><text:span text:style-name="T700">div</text:span><text:span text:style-name="T701">&gt;</text:span></text:p>
      <text:p text:style-name="Normal"><text:span text:style-name="T702">             </text:span><text:span text:style-name="T703">&lt;</text:span><text:span text:style-name="T704">h1</text:span><text:span text:style-name="T705">&gt;</text:span><text:span text:style-name="T706"><text:s/>function component hooks</text:span><text:span text:style-name="T707">&lt;/</text:span><text:span text:style-name="T708">h1</text:span><text:span text:style-name="T709">&gt;</text:span></text:p>
      <text:p text:style-name="Normal"><text:span text:style-name="T710">   <text:s/></text:span><text:span text:style-name="T711">     </text:span><text:span text:style-name="T712">&lt;/</text:span><text:span text:style-name="T713">div</text:span><text:span text:style-name="T714">&gt;</text:span></text:p>
      <text:p text:style-name="Normal"><text:span text:style-name="T715">       </text:span></text:p>
      <text:p text:style-name="Normal"><text:span text:style-name="T716">      )</text:span></text:p>
      <text:p text:style-name="Normal"><text:span text:style-name="T717">   }</text:span></text:p>
      <text:p text:style-name="Normal"><text:span text:style-name="T718">   </text:span><text:span text:style-name="T719">export</text:span><text:span text:style-name="T720"><text:s/></text:span><text:span text:style-name="T721">default</text:span><text:span text:style-name="T722"><text:s/></text:span><text:span text:style-name="T723">App</text:span><text:span text:style-name="T724">;</text:span></text:p>
      <text:p text:style-name="P725"/>
      <text:p text:style-name="P726">useEffect Update:</text:p>
      <text:p text:style-name="Normal"><text:span text:style-name="T727">   <text:s/></text:span><text:span text:style-name="T728">import</text:span><text:span text:style-name="T729"><text:s/></text:span><text:span text:style-name="T730">logo</text:span><text:span text:style-name="T731"><text:s/></text:span><text:span text:style-name="T732">from</text:span><text:span text:style-name="T733"><text:s/></text:span><text:span text:style-name="T734">'./logo.svg'</text:span><text:span text:style-name="T735">;</text:span></text:p>
      <text:p text:style-name="Normal"><text:span text:style-name="T736">   <text:s/></text:span><text:span text:style-name="T737">import</text:span><text:span text:style-name="T738"><text:s/></text:span><text:span text:style-name="T739">'./App.css'</text:span><text:span text:style-name="T740">;</text:span></text:p>
      <text:p text:style-name="Normal"><text:span text:style-name="T741">   <text:s/></text:span><text:span text:style-name="T742">import</text:span><text:span text:style-name="T743"><text:s/></text:span><text:span text:style-name="T744">React</text:span><text:span text:style-name="T745">, {</text:span><text:span text:style-name="T746">useState</text:span><text:span text:style-name="T747">,<text:s/></text:span><text:span text:style-name="T748">useEffect</text:span><text:span text:style-name="T749">}<text:s/></text:span><text:span text:style-name="T750">from</text:span><text:span text:style-name="T751"><text:s/></text:span><text:span text:style-name="T752">'react'</text:span><text:span text:style-name="T753">;</text:span></text:p>
      <text:p text:style-name="Normal"><text:span text:style-name="T754">   </text:span></text:p>
      <text:p text:style-name="Normal"><text:span text:style-name="T755">   </text:span><text:span text:style-name="T756">function</text:span><text:span text:style-name="T757"><text:s/></text:span><text:span text:style-name="T758">App</text:span><text:span text:style-name="T759">(){</text:span></text:p>
      <text:p text:style-name="Normal"><text:span text:style-name="T760">         </text:span><text:span text:style-name="T761">const</text:span><text:span text:style-name="T762">[</text:span><text:span text:style-name="T763">data</text:span><text:span text:style-name="T764">,<text:s/></text:span><text:span text:style-name="T765">setData</text:span><text:span text:style-name="T766">] =<text:s/></text:span><text:span text:style-name="T767">useState</text:span><text:span text:style-name="T768">(</text:span><text:span text:style-name="T769">1</text:span><text:span text:style-name="T770">)</text:span></text:p>
      <text:p text:style-name="Normal"><text:span text:style-name="T771">     <text:s/></text:span><text:span text:style-name="T772">useEffect</text:span><text:span text:style-name="T773"><text:s/>(()<text:s/></text:span><text:span text:style-name="T774">=&gt;</text:span><text:span text:style-name="T775">{</text:span></text:p>
      <text:p text:style-name="Normal"><text:span text:style-name="T776">         </text:span><text:span text:style-name="T777">console</text:span><text:span text:style-name="T778">.</text:span><text:span text:style-name="T779">warn</text:span><text:span text:style-name="T780">(</text:span><text:span text:style-name="T781">"useEffect"</text:span><text:span text:style-name="T782">);</text:span></text:p>
      <text:p text:style-name="Normal"><text:span text:style-name="T783">      })</text:span></text:p>
      <text:p text:style-name="Normal"><text:span text:style-name="T784">     <text:s/></text:span><text:span text:style-name="T785">return</text:span><text:span text:style-name="T786">(</text:span></text:p>
      <text:p text:style-name="Normal"><text:span text:style-name="T787">         </text:span><text:span text:style-name="T788">&lt;</text:span><text:span text:style-name="T789">div</text:span><text:span text:style-name="T790">&gt;</text:span></text:p>
      <text:p text:style-name="Normal"><text:span text:style-name="T791">             </text:span><text:span text:style-name="T792">&lt;</text:span><text:span text:style-name="T793">h1</text:span><text:span text:style-name="T794">&gt;</text:span><text:span text:style-name="T795"><text:s/>function component hooks</text:span><text:span text:style-name="T796">&lt;/</text:span><text:span text:style-name="T797">h1</text:span><text:span text:style-name="T798">&gt;</text:span></text:p>
      <text:p text:style-name="P799"/>
      <text:p text:style-name="Normal"><text:span text:style-name="T800">             </text:span><text:span text:style-name="T801">&lt;</text:span><text:span text:style-name="T802">h2</text:span><text:span text:style-name="T803">&gt;</text:span><text:span text:style-name="T804">{</text:span><text:span text:style-name="T805">data</text:span><text:span text:style-name="T806">}</text:span><text:span text:style-name="T807">&lt;/</text:span><text:span text:style-name="T808">h2</text:span><text:span text:style-name="T809">&gt;</text:span></text:p>
      <text:p text:style-name="Normal"><text:span text:style-name="T810">             </text:span><text:span text:style-name="T811">&lt;</text:span><text:span text:style-name="T812">button</text:span><text:span text:style-name="T813"><text:s/></text:span><text:span text:style-name="T814">onClick</text:span><text:span text:style-name="T815">=</text:span><text:span text:style-name="T816">{</text:span><text:span text:style-name="T817">()</text:span><text:span text:style-name="T818">=&gt;</text:span><text:span text:style-name="T819">setData</text:span><text:span text:style-name="T820">(</text:span><text:span text:style-name="T821">2</text:span><text:span text:style-name="T822">)</text:span><text:span text:style-name="T823">}</text:span><text:span text:style-name="T824">&gt;</text:span><text:span text:style-name="T825">updataData</text:span><text:span text:style-name="T826">&lt;/</text:span><text:span text:style-name="T827">button</text:span><text:span text:style-name="T828">&gt;</text:span></text:p>
      <text:p text:style-name="Normal"><text:span text:style-name="T829">         </text:span><text:span text:style-name="T830">&lt;/</text:span><text:span text:style-name="T831">div</text:span><text:span text:style-name="T832">&gt;</text:span></text:p>
      <text:p text:style-name="Normal"><text:span text:style-name="T833">       </text:span></text:p>
      <text:p text:style-name="Normal"><text:span text:style-name="T834">      )</text:span></text:p>
      <text:p text:style-name="Normal"><text:span text:style-name="T835">   }</text:span></text:p>
      <text:p text:style-name="Normal"><text:span text:style-name="T836">   </text:span><text:span text:style-name="T837">export</text:span><text:span text:style-name="T838"><text:s/></text:span><text:span text:style-name="T839">default</text:span><text:span text:style-name="T840"><text:s/></text:span><text:span text:style-name="T841">App</text:span><text:span text:style-name="T842">;</text:span></text:p>
      <text:p text:style-name="P843"/>
      <text:p text:style-name="P844">useEffect Count:</text:p>
      <text:p text:style-name="Normal"><text:span text:style-name="T845">   <text:s/></text:span><text:span text:style-name="T846">import</text:span><text:span text:style-name="T847"><text:s/></text:span><text:span text:style-name="T848">logo</text:span><text:span text:style-name="T849"><text:s/></text:span><text:span text:style-name="T850">from</text:span><text:span text:style-name="T851"><text:s/></text:span><text:span text:style-name="T852">'./logo.svg'</text:span><text:span text:style-name="T853">;</text:span></text:p>
      <text:p text:style-name="Normal"><text:span text:style-name="T854">   <text:s/></text:span><text:span text:style-name="T855">import</text:span><text:span text:style-name="T856"><text:s/></text:span><text:span text:style-name="T857">'./App.css'</text:span><text:span text:style-name="T858">;</text:span></text:p>
      <text:p text:style-name="Normal"><text:span text:style-name="T859">   <text:s/></text:span><text:span text:style-name="T860">import</text:span><text:span text:style-name="T861"><text:s/></text:span><text:span text:style-name="T862">React</text:span><text:span text:style-name="T863">, {</text:span><text:span text:style-name="T864">useState</text:span><text:span text:style-name="T865">,<text:s/></text:span><text:span text:style-name="T866">useEffect</text:span><text:span text:style-name="T867">}<text:s/></text:span><text:span text:style-name="T868">from</text:span><text:span text:style-name="T869"><text:s/></text:span><text:span text:style-name="T870">'react'</text:span><text:span text:style-name="T871">;</text:span></text:p>
      <text:p text:style-name="Normal"><text:span text:style-name="T872">   </text:span></text:p>
      <text:p text:style-name="Normal"><text:span text:style-name="T873">   </text:span><text:span text:style-name="T874">function</text:span><text:span text:style-name="T875"><text:s/></text:span><text:span text:style-name="T876">App</text:span><text:span text:style-name="T877">(){</text:span></text:p>
      <text:p text:style-name="Normal"><text:span text:style-name="T878">         </text:span><text:span text:style-name="T879">const</text:span><text:span text:style-name="T880">[</text:span><text:span text:style-name="T881">data</text:span><text:span text:style-name="T882">,<text:s/></text:span><text:span text:style-name="T883">setData</text:span><text:span text:style-name="T884">] =<text:s/></text:span><text:span text:style-name="T885">useState</text:span><text:span text:style-name="T886">(</text:span><text:span text:style-name="T887">0</text:span><text:span text:style-name="T888">)</text:span></text:p>
      <text:p text:style-name="Normal"><text:span text:style-name="T889">     <text:s/></text:span><text:span text:style-name="T890">useEffect</text:span><text:span text:style-name="T891"><text:s/>(()<text:s/></text:span><text:span text:style-name="T892">=&gt;</text:span><text:span text:style-name="T893">{</text:span></text:p>
      <text:p text:style-name="Normal"><text:span text:style-name="T894">         </text:span><text:span text:style-name="T895">console</text:span><text:span text:style-name="T896">.</text:span><text:span text:style-name="T897">warn</text:span><text:span text:style-name="T898">(</text:span><text:span text:style-name="T899">"useEffect"</text:span><text:span text:style-name="T900">);</text:span></text:p>
      <text:p text:style-name="Normal"><text:span text:style-name="T901">      })</text:span></text:p>
      <text:p text:style-name="Normal"><text:span text:style-name="T902">     <text:s/></text:span><text:span text:style-name="T903">return</text:span><text:span text:style-name="T904">(</text:span></text:p>
      <text:p text:style-name="Normal"><text:span text:style-name="T905">         </text:span><text:span text:style-name="T906">&lt;</text:span><text:span text:style-name="T907">div</text:span><text:span text:style-name="T908">&gt;</text:span></text:p>
      <text:p text:style-name="Normal"><text:span text:style-name="T909">             </text:span><text:span text:style-name="T910">&lt;</text:span><text:span text:style-name="T911">h1</text:span><text:span text:style-name="T912">&gt;</text:span><text:span text:style-name="T913"><text:s/>function component hooks</text:span><text:span text:style-name="T914">&lt;/</text:span><text:span text:style-name="T915">h1</text:span><text:span text:style-name="T916">&gt;</text:span></text:p>
      <text:p text:style-name="P917"/>
      <text:p text:style-name="Normal"><text:span text:style-name="T918">             </text:span><text:span text:style-name="T919">&lt;</text:span><text:span text:style-name="T920">h2</text:span><text:span text:style-name="T921">&gt;</text:span><text:span text:style-name="T922">{</text:span><text:span text:style-name="T923">data</text:span><text:span text:style-name="T924">}</text:span><text:span text:style-name="T925">&lt;/</text:span><text:span text:style-name="T926">h2</text:span><text:span text:style-name="T927">&gt;</text:span></text:p>
      <text:p text:style-name="Normal"><text:span text:style-name="T928">             </text:span><text:span text:style-name="T929">&lt;</text:span><text:span text:style-name="T930">button</text:span><text:span text:style-name="T931"><text:s/></text:span><text:span text:style-name="T932">onClick</text:span><text:span text:style-name="T933">=</text:span><text:span text:style-name="T934">{</text:span><text:span text:style-name="T935">()</text:span><text:span text:style-name="T936">=&gt;</text:span><text:span text:style-name="T937">setData</text:span><text:span text:style-name="T938">(</text:span><text:span text:style-name="T939">data</text:span><text:span text:style-name="T940">+</text:span><text:span text:style-name="T941">1</text:span><text:span text:style-name="T942">)</text:span><text:span text:style-name="T943">}</text:span><text:span text:style-name="T944">&gt;</text:span><text:span text:style-name="T945">updataData</text:span><text:span text:style-name="T946">&lt;/</text:span><text:span text:style-name="T947">button</text:span><text:span text:style-name="T948">&gt;</text:span></text:p>
      <text:p text:style-name="Normal"><text:span text:style-name="T949">         </text:span><text:span text:style-name="T950">&lt;/</text:span><text:span text:style-name="T951">div</text:span><text:span text:style-name="T952">&gt;</text:span></text:p>
      <text:p text:style-name="Normal"><text:span text:style-name="T953">       </text:span></text:p>
      <text:p text:style-name="Normal"><text:span text:style-name="T954">      )</text:span></text:p>
      <text:p text:style-name="Normal"><text:span text:style-name="T955">   }</text:span></text:p>
      <text:p text:style-name="Normal"><text:span text:style-name="T956">   </text:span><text:span text:style-name="T957">export</text:span><text:span text:style-name="T958"><text:s/></text:span><text:span text:style-name="T959">default</text:span><text:span text:style-name="T960"><text:s/></text:span><text:span text:style-name="T961">App</text:span><text:span text:style-name="T962">;</text:span></text:p>
      <text:p text:style-name="P963"/>
      <text:p text:style-name="P964"><text:span text:style-name="T965">install bootstrap in react js<text:s/></text:span><text:span text:style-name="T966">à</text:span></text:p>
      <text:list text:style-name="LFO5" text:continue-numbering="true">
        <text:list-item>
          <text:p text:style-name="P967">go to react bootstrap github…….install bootstrap</text:p>
        </text:list-item>
        <text:list-item>
          <text:p text:style-name="P968">import file in index.js</text:p>
        </text:list-item>
        <text:list-item>
          <text:p text:style-name="P969">import button and use…</text:p>
        </text:list-item>
      </text:list>
      <text:p text:style-name="P970"><text:span text:style-name="T971"><text:line-break/></text:span><text:span text:style-name="T972">import</text:span><text:span text:style-name="T973"><text:s/></text:span><text:span text:style-name="T974">logo</text:span><text:span text:style-name="T975"><text:s/></text:span><text:span text:style-name="T976">from</text:span><text:span text:style-name="T977"><text:s/></text:span><text:span text:style-name="T978">'./logo.svg'</text:span><text:span text:style-name="T979">;</text:span></text:p>
      <text:p text:style-name="Normal"><text:span text:style-name="T980">import</text:span><text:span text:style-name="T981"><text:s/></text:span><text:span text:style-name="T982">'./App.css'</text:span><text:span text:style-name="T983">;</text:span></text:p>
      <text:p text:style-name="Normal"><text:span text:style-name="T984">import</text:span><text:span text:style-name="T985"><text:s/></text:span><text:span text:style-name="T986">React</text:span><text:span text:style-name="T987">, {</text:span><text:span text:style-name="T988">useState</text:span><text:span text:style-name="T989">,<text:s/></text:span><text:span text:style-name="T990">useEffect</text:span><text:span text:style-name="T991">}<text:s/></text:span><text:span text:style-name="T992">from</text:span><text:span text:style-name="T993"><text:s/></text:span><text:span text:style-name="T994">'react'</text:span><text:span text:style-name="T995">;</text:span></text:p>
      <text:p text:style-name="Normal"><text:span text:style-name="T996">import</text:span><text:span text:style-name="T997"><text:s/>{<text:s/></text:span><text:span text:style-name="T998">Button</text:span><text:span text:style-name="T999"><text:s/>}<text:s/></text:span><text:span text:style-name="T1000">from</text:span><text:span text:style-name="T1001"><text:s/></text:span><text:span text:style-name="T1002">'react-bootstrap'</text:span><text:span text:style-name="T1003">;</text:span></text:p>
      <text:p text:style-name="Normal"><text:span text:style-name="T1004">function</text:span><text:span text:style-name="T1005"><text:s/></text:span><text:span text:style-name="T1006">Student</text:span><text:span text:style-name="T1007">(</text:span><text:span text:style-name="T1008">props</text:span><text:span text:style-name="T1009">){</text:span></text:p>
      <text:p text:style-name="Normal"><text:span text:style-name="T1010"> </text:span><text:span text:style-name="T1011">return</text:span><text:span text:style-name="T1012">(</text:span></text:p>
      <text:p text:style-name="Normal"><text:span text:style-name="T1013">     </text:span><text:span text:style-name="T1014">&lt;</text:span><text:span text:style-name="T1015">div</text:span><text:span text:style-name="T1016">&gt;</text:span></text:p>
      <text:p text:style-name="Normal"><text:span text:style-name="T1017">     </text:span><text:span text:style-name="T1018">&lt;&gt;</text:span></text:p>
      <text:p text:style-name="Normal"><text:span text:style-name="T1019"> <text:s/></text:span><text:span text:style-name="T1020">&lt;</text:span><text:span text:style-name="T1021">Button</text:span><text:span text:style-name="T1022"><text:s/></text:span><text:span text:style-name="T1023">variant</text:span><text:span text:style-name="T1024">=</text:span><text:span text:style-name="T1025">"primary"</text:span><text:span text:style-name="T1026">&gt;</text:span><text:span text:style-name="T1027">Primary</text:span><text:span text:style-name="T1028">&lt;/</text:span><text:span text:style-name="T1029">Button</text:span><text:span text:style-name="T1030">&gt;</text:span><text:span text:style-name="T1031">{</text:span><text:span text:style-name="T1032">' '</text:span><text:span text:style-name="T1033">}</text:span></text:p>
      <text:p text:style-name="Normal"><text:span text:style-name="T1034"> <text:s/></text:span><text:span text:style-name="T1035">&lt;</text:span><text:span text:style-name="T1036">Button</text:span><text:span text:style-name="T1037"><text:s/></text:span><text:span text:style-name="T1038">variant</text:span><text:span text:style-name="T1039">=</text:span><text:span text:style-name="T1040">"secondary"</text:span><text:span text:style-name="T1041">&gt;</text:span><text:span text:style-name="T1042">Secondary</text:span><text:span text:style-name="T1043">&lt;/</text:span><text:span text:style-name="T1044">Button</text:span><text:span text:style-name="T1045">&gt;</text:span><text:span text:style-name="T1046">{</text:span><text:span text:style-name="T1047">' '</text:span><text:span text:style-name="T1048">}</text:span></text:p>
      <text:p text:style-name="Normal"><text:span text:style-name="T1049"> <text:s/></text:span><text:span text:style-name="T1050">&lt;</text:span><text:span text:style-name="T1051">Button</text:span><text:span text:style-name="T1052"><text:s/></text:span><text:span text:style-name="T1053">variant</text:span><text:span text:style-name="T1054">=</text:span><text:span text:style-name="T1055">"success"</text:span><text:span text:style-name="T1056">&gt;</text:span><text:span text:style-name="T1057">Success</text:span><text:span text:style-name="T1058">&lt;/</text:span><text:span text:style-name="T1059">Button</text:span><text:span text:style-name="T1060">&gt;</text:span><text:span text:style-name="T1061">{</text:span><text:span text:style-name="T1062">' '</text:span><text:span text:style-name="T1063">}</text:span></text:p>
      <text:p text:style-name="Normal"><text:span text:style-name="T1064"> <text:s/></text:span><text:span text:style-name="T1065">&lt;</text:span><text:span text:style-name="T1066">Button</text:span><text:span text:style-name="T1067"><text:s/></text:span><text:span text:style-name="T1068">variant</text:span><text:span text:style-name="T1069">=</text:span><text:span text:style-name="T1070">"warning"</text:span><text:span text:style-name="T1071">&gt;</text:span><text:span text:style-name="T1072">Warning</text:span><text:span text:style-name="T1073">&lt;/</text:span><text:span text:style-name="T1074">Button</text:span><text:span text:style-name="T1075">&gt;</text:span><text:span text:style-name="T1076">{</text:span><text:span text:style-name="T1077">' '</text:span><text:span text:style-name="T1078">}</text:span></text:p>
      <text:p text:style-name="Normal"><text:span text:style-name="T1079"> <text:s/></text:span><text:span text:style-name="T1080">&lt;</text:span><text:span text:style-name="T1081">Button</text:span><text:span text:style-name="T1082"><text:s/></text:span><text:span text:style-name="T1083">variant</text:span><text:span text:style-name="T1084">=</text:span><text:span text:style-name="T1085">"danger"</text:span><text:span text:style-name="T1086">&gt;</text:span><text:span text:style-name="T1087">Danger</text:span><text:span text:style-name="T1088">&lt;/</text:span><text:span text:style-name="T1089">Button</text:span><text:span text:style-name="T1090">&gt;</text:span><text:span text:style-name="T1091"><text:s/></text:span><text:span text:style-name="T1092">&lt;</text:span><text:span text:style-name="T1093">Button</text:span><text:span text:style-name="T1094"><text:s/></text:span><text:span text:style-name="T1095">variant</text:span><text:span text:style-name="T1096">=</text:span><text:span text:style-name="T1097">"info"</text:span><text:span text:style-name="T1098">&gt;</text:span><text:span text:style-name="T1099">Info</text:span><text:span text:style-name="T1100">&lt;/</text:span><text:span text:style-name="T1101">Button</text:span><text:span text:style-name="T1102">&gt;</text:span><text:span text:style-name="T1103">{</text:span><text:span text:style-name="T1104">' '</text:span><text:span text:style-name="T1105">}</text:span></text:p>
      <text:p text:style-name="Normal"><text:span text:style-name="T1106"> <text:s/></text:span><text:span text:style-name="T1107">&lt;</text:span><text:span text:style-name="T1108">Button</text:span><text:span text:style-name="T1109"><text:s/></text:span><text:span text:style-name="T1110">variant</text:span><text:span text:style-name="T1111">=</text:span><text:span text:style-name="T1112">"light"</text:span><text:span text:style-name="T1113">&gt;</text:span><text:span text:style-name="T1114">Light</text:span><text:span text:style-name="T1115">&lt;/</text:span><text:span text:style-name="T1116">Button</text:span><text:span text:style-name="T1117">&gt;</text:span><text:span text:style-name="T1118"><text:s/></text:span><text:span text:style-name="T1119">&lt;</text:span><text:span text:style-name="T1120">Button</text:span><text:span text:style-name="T1121"><text:s/></text:span><text:span text:style-name="T1122">variant</text:span><text:span text:style-name="T1123">=</text:span><text:span text:style-name="T1124">"dark"</text:span><text:span text:style-name="T1125">&gt;</text:span><text:span text:style-name="T1126">Dark</text:span><text:span text:style-name="T1127">&lt;/</text:span><text:span text:style-name="T1128">Button</text:span><text:span text:style-name="T1129">&gt;</text:span><text:span text:style-name="T1130">{</text:span><text:span text:style-name="T1131">' '</text:span><text:span text:style-name="T1132">}</text:span></text:p>
      <text:p text:style-name="Normal"><text:span text:style-name="T1133"> <text:s/></text:span><text:span text:style-name="T1134">&lt;</text:span><text:span text:style-name="T1135">Button</text:span><text:span text:style-name="T1136"><text:s/></text:span><text:span text:style-name="T1137">variant</text:span><text:span text:style-name="T1138">=</text:span><text:span text:style-name="T1139">"link"</text:span><text:span text:style-name="T1140">&gt;</text:span><text:span text:style-name="T1141">Link</text:span><text:span text:style-name="T1142">&lt;/</text:span><text:span text:style-name="T1143">Button</text:span><text:span text:style-name="T1144">&gt;</text:span></text:p>
      <text:p text:style-name="Normal"><text:span text:style-name="T1145">&lt;/&gt;</text:span></text:p>
      <text:p text:style-name="Normal"><text:span text:style-name="T1146"> </text:span><text:span text:style-name="T1147">&lt;/</text:span><text:span text:style-name="T1148">div</text:span><text:span text:style-name="T1149">&gt;</text:span></text:p>
      <text:p text:style-name="Normal"><text:span text:style-name="T1150">    )</text:span></text:p>
      <text:p text:style-name="Normal"><text:span text:style-name="T1151">}</text:span></text:p>
      <text:p text:style-name="Normal"><text:span text:style-name="T1152">export</text:span><text:span text:style-name="T1153"><text:s/></text:span><text:span text:style-name="T1154">default</text:span><text:span text:style-name="T1155"><text:s/></text:span><text:span text:style-name="T1156">Student</text:span><text:span text:style-name="T1157">;</text:span></text:p>
      <text:p text:style-name="P1158"/>
      <text:p text:style-name="P1159"><text:span text:style-name="T1160">******************************************************************************</text:span></text:p>
      <text:p text:style-name="P1161">install material ui react js</text:p>
      <text:list text:style-name="LFO6" text:continue-numbering="true">
        <text:list-item>
          <text:p text:style-name="P1162"><text:span text:style-name="T1163">npm install @material-ui/core</text:span></text:p>
        </text:list-item>
        <text:list-item>
          <text:p text:style-name="P1164"><text:span text:style-name="T1165">install particular<text:s/></text:span><text:span text:style-name="T1166">npm install @material-ui/</text:span><text:span text:style-name="T1167">button</text:span></text:p>
        </text:list-item>
      </text:list>
      <text:p text:style-name="P1168">------------------------------------------------------------------------------------------------</text:p>
      <text:p text:style-name="P1169">Npm node <text:s/>js cmd</text:p>
      <text:p text:style-name="P1170"><text:span text:style-name="T1171">à</text:span><text:span text:style-name="T1172">E:</text:span></text:p>
      <text:p text:style-name="P1173"><text:span text:style-name="T1174">à</text:span><text:span text:style-name="T1175">cd desktop/reactfile/subfolder</text:span></text:p>
      <text:p text:style-name="P1176"><text:span text:style-name="T1177">à</text:span><text:span text:style-name="T1178">cd..</text:span></text:p>
      <text:p text:style-name="P1179"><text:span text:style-name="T1180">à</text:span><text:span text:style-name="T1181">npm create-react-app &lt;foldername&gt;</text:span></text:p>
      <text:p text:style-name="P1182"><text:span text:style-name="T1183">à</text:span><text:span text:style-name="T1184">Npm start</text:span></text:p>
      <text:p text:style-name="P1185">------------------------------------------------------------------------------------------------</text:p>
      <text:p text:style-name="P1186"><text:span text:style-name="T1187">à</text:span><text:span text:style-name="T1188">Node<text:s/></text:span><text:span text:style-name="T1189">–</text:span><text:span text:style-name="T1190">v</text:span></text:p>
      <text:p text:style-name="P1191"><text:span text:style-name="T1192">à</text:span><text:span text:style-name="T1193">Npm<text:s/></text:span><text:span text:style-name="T1194">–</text:span><text:span text:style-name="T1195">v</text:span></text:p>
      <text:p text:style-name="P1196"><text:span text:style-name="T1197">à</text:span><text:span text:style-name="T1198">yarn install(jab bhi koi file download kiye or usme node module available nhi hai)</text:span></text:p>
      <text:p text:style-name="P1199">------------------------------------------------------------------------------------------------</text:p>
      <text:p text:style-name="P1200">React Router</text:p>
      <text:list text:style-name="LFO7" text:continue-numbering="true">
        <text:list-item>
          <text:p text:style-name="P1201">npm install react-router-dom</text:p>
        </text:list-item>
      </text:list>
      <text:p text:style-name="P1202">------------------------------------------------------------------------------------------------</text:p>
      <text:p text:style-name="P1203">React <text:s/>- Redux :</text:p>
      <text:list text:style-name="LFO8" text:continue-numbering="true">
        <text:list-item>
          <text:p text:style-name="P1204">npx create-react-app &lt;app_name&gt;</text:p>
        </text:list-item>
        <text:list-item>
          <text:p text:style-name="P1205">npm install redux</text:p>
        </text:list-item>
        <text:list-item>
          <text:p text:style-name="P1206">npm install react-redux</text:p>
        </text:list-item>
      </text:list>
      <text:p text:style-name="P1207"/>
      <text:list text:style-name="LFO9" text:continue-numbering="true">
        <text:list-item>
          <text:p text:style-name="P1208"><text:span text:style-name="T1209">React File structure:</text:span></text:p>
        </text:list-item>
      </text:list>
      <text:p text:style-name="P1210"/>
      <text:list text:style-name="LFO10" text:continue-numbering="true">
        <text:list-item>
          <text:p text:style-name="P1211"><text:span text:style-name="T1212">Redux Keywors:</text:span></text:p>
        </text:list-item>
      </text:list>
      <text:p text:style-name="P1213"/>
      <text:list text:style-name="LFO11" text:continue-numbering="true">
        <text:list-item>
          <text:p text:style-name="P1214"><text:span text:style-name="T1215">Action, reducer, store, view</text:span></text:p>
        </text:list-item>
      </text:list>
      <text:p text:style-name="P1216"/>
      <text:p text:style-name="P1217">------------------------------------------------------------------------------------------------</text:p>
      <text:p text:style-name="P1218">formik yup form validation</text:p>
      <text:p text:style-name="P1219">--&gt;npm install formik</text:p>
      <text:p text:style-name="P1220">--&gt;npm install yup</text:p>
      <text:p text:style-name="P1221">**********************************************************************</text:p>
      <text:p text:style-name="P1222">Ce Step By Step :</text:p>
      <text:p text:style-name="P1223">React Js Tutorial</text:p>
      <text:p text:style-name="P1224">1. react<text:s/>introduction</text:p>
      <text:p text:style-name="P1225">2.react js without npm react cdn</text:p>
      <text:p text:style-name="P1226">3. Environment up with Ubuntu ,,, Environment up with Windows</text:p>
      <text:p text:style-name="P1227">4. Hello world _ Make first file</text:p>
      <text:p text:style-name="P1228">5. File and folder structure</text:p>
      <text:p text:style-name="P1229">6. Package.json in Details</text:p>
      <text:p text:style-name="P1230">7. functional Component _ what is component</text:p>
      <text:p text:style-name="P1231">8. Class Component</text:p>
      <text:p text:style-name="P1232">9. JSX with Reactjs</text:p>
      <text:p text:style-name="P1233">10. Click event and function in ReactJs</text:p>
      <text:p text:style-name="P1234">11. <text:s/>State with functional component</text:p>
      <text:p text:style-name="P1235">12. State with class component</text:p>
      <text:p text:style-name="P1236">13. Props with functional component</text:p>
      <text:p text:style-name="P1237">14. Props in class component</text:p>
      <text:p text:style-name="P1238">15. Get Input box value</text:p>
      <text:p text:style-name="P1239">16. Hide , Show and Toggle in<text:s/>ReactJs</text:p>
      <text:p text:style-name="P1240">17. Handle Form _ checkbox _ input field _ select</text:p>
      <text:p text:style-name="P1241">18. Conditional rendering _ If Condition</text:p>
      <text:p text:style-name="P1242">19. form validation</text:p>
      <text:p text:style-name="P1243">20. Pass Function as Props</text:p>
      <text:p text:style-name="P1244">21. What is life cycle method</text:p>
      <text:p text:style-name="P1245">22. Constructor _ First life cycle method</text:p>
      <text:p text:style-name="P1246">23. Render life cycle method</text:p>
      <text:p text:style-name="P1247">24. componentDidMount life cycle method in ReactJs</text:p>
      <text:p text:style-name="P1248"><text:span text:style-name="T1249">25.  </text:span><text:span text:style-name="T1250">componentDidUpdate life cycle method in ReactJs</text:span></text:p>
      <text:p text:style-name="Normal"><text:span text:style-name="T1251">26.<text:s/></text:span><text:span text:style-name="T1252">shouldComponentUpdate life cycle method</text:span></text:p>
      <text:p text:style-name="Normal"><text:span text:style-name="T1253">27.<text:s/></text:span><text:span text:style-name="T1254">componentWillUnmount life cycle method</text:span></text:p>
      <text:p text:style-name="Normal"><text:span text:style-name="T1255">28.<text:s/></text:span><text:span text:style-name="T1256">Hooks in ReactJs</text:span></text:p>
      <text:p text:style-name="Normal"><text:span text:style-name="T1257">29.</text:span><text:span text:style-name="T1258"><text:s/>useEffect Hook in ReactJs</text:span></text:p>
      <text:p text:style-name="Normal"><text:span text:style-name="T1259">30.</text:span><text:span text:style-name="T1260"><text:s/>useEffect with<text:s/></text:span><text:span text:style-name="T1261">condition | part 2 | like component did mount</text:span></text:p>
      <text:p text:style-name="P1262"/>
      <text:p text:style-name="Normal"><text:span text:style-name="T1263">31.<text:s/></text:span><text:span text:style-name="T1264"> style in ReactJs</text:span></text:p>
      <text:p text:style-name="P1265"/>
      <text:p text:style-name="Normal"><text:span text:style-name="T1266">32.</text:span><text:span text:style-name="T1267"><text:s/>Install Bootstrap</text:span></text:p>
      <text:p text:style-name="P1268"/>
      <text:p text:style-name="Normal"><text:span text:style-name="T1269">33.</text:span><text:span text:style-name="T1270"><text:s/>Array Listing with Map function</text:span></text:p>
      <text:p text:style-name="P1271"/>
      <text:p text:style-name="Normal"><text:span text:style-name="T1272">34.</text:span><text:span text:style-name="T1273"><text:s/> List with Bootstrap Table</text:span></text:p>
      <text:p text:style-name="P1274"/>
      <text:p text:style-name="Normal"><text:span text:style-name="T1275">35.</text:span><text:span text:style-name="T1276"><text:s/>Nested List in ReactJs</text:span></text:p>
      <text:p text:style-name="P1277"/>
      <text:p text:style-name="Normal"><text:span text:style-name="T1278">36.</text:span><text:span text:style-name="T1279"><text:s/>Reuse component in loop</text:span></text:p>
      <text:p text:style-name="P1280"/>
      <text:p text:style-name="P1281">37. fragement in react js</text:p>
      <text:p text:style-name="P1282">38.<text:s/>send date child to parent component</text:p>
      <text:p text:style-name="P1283">39. <text:s/>pure component</text:p>
      <text:p text:style-name="P1284">40. useMeno hooks</text:p>
      <text:p text:style-name="P1285">41. Ref with Example</text:p>
      <text:p text:style-name="P1286">42. useRef with example</text:p>
      <text:p text:style-name="P1287">43. forwardRef</text:p>
      <text:p text:style-name="P1288">44.controlled component</text:p>
      <text:p text:style-name="P1289">45.uncontrolled component</text:p>
      <text:p text:style-name="P1290">46. high order component</text:p>
      <text:p text:style-name="Normal"><text:span text:style-name="T1291">47.</text:span><text:span text:style-name="T1292"><text:s/>Routing Setup</text:span></text:p>
      <text:p text:style-name="P1293"/>
      <text:p text:style-name="Normal"><text:span text:style-name="T1294">48.</text:span><text:span text:style-name="T1295"><text:s/> Routing with Example</text:span></text:p>
      <text:p text:style-name="P1296"/>
      <text:p text:style-name="Normal"><text:span text:style-name="T1297">49.</text:span><text:span text:style-name="T1298"><text:s/>Page Not Found - 404 Page</text:span></text:p>
      <text:p text:style-name="P1299"/>
      <text:p text:style-name="Normal"><text:span text:style-name="T1300">50.</text:span><text:span text:style-name="T1301"><text:s/> Dynamic Routing</text:span></text:p>
      <text:p text:style-name="P1302"/>
      <text:p text:style-name="Normal"><text:span text:style-name="T1303">51.</text:span><text:span text:style-name="T1304"><text:s/> fetch API | GET method</text:span></text:p>
      <text:p text:style-name="P1305"/>
      <text:p text:style-name="Normal"><text:span text:style-name="T1306">52.</text:span><text:span text:style-name="T1307"><text:s/>What is Postman in Hindi</text:span></text:p>
      <text:p text:style-name="P1308"/>
      <text:p text:style-name="Normal"><text:span text:style-name="T1309">53.</text:span><text:span text:style-name="T1310"><text:s/>POST Method in Rest API</text:span></text:p>
      <text:p text:style-name="P1311"/>
      <text:p text:style-name="Normal"><text:span text:style-name="T1312">54.</text:span><text:span text:style-name="T1313"><text:s/> Delete Method in React API</text:span></text:p>
      <text:p text:style-name="P1314"/>
      <text:p text:style-name="Normal"><text:span text:style-name="T1315">55.</text:span><text:span text:style-name="T1316"><text:s/>55 Pre-filled form Data</text:span></text:p>
      <text:p text:style-name="P1317"/>
      <text:p text:style-name="Normal"><text:span text:style-name="T1318">56.<text:s/></text:span><text:span text:style-name="T1319">Update Data with API | Put Method</text:span></text:p>
      <text:p text:style-name="P1320"/>
      <text:p text:style-name="Normal"><text:span text:style-name="T1321">57.</text:span><text:span text:style-name="T1322"><text:s/>Previous s</text:span><text:span text:style-name="T1323">tate in functional component</text:span></text:p>
      <text:p text:style-name="P1324"/>
      <text:p text:style-name="Normal"><text:span text:style-name="T1325">58.<text:s/></text:span><text:span text:style-name="T1326">Previous Props with Hooks</text:span></text:p>
      <text:p text:style-name="Normal"><text:span text:style-name="T1327"><text:s/>59.</text:span><text:span text:style-name="T1328"><text:s/>State with Object | Reactjs Hooks</text:span></text:p>
      <text:p text:style-name="P1329"/>
      <text:p text:style-name="P1330">60.</text:p>
      <text:p text:style-name="P1331">61.</text:p>
      <text:p text:style-name="P1332"><text:span text:style-name="T1333"># Code step by step</text:span><text:span text:style-name="T1334"><text:s/></text:span></text:p>
      <text:p text:style-name="P1335"><text:span text:style-name="T1336">#React Basc</text:span></text:p>
      <text:p text:style-name="P1337"><text:span text:style-name="T1338">#React router playlist</text:span></text:p>
      <text:p text:style-name="P1339"><text:span text:style-name="T1340">#redux 13 videos</text:span></text:p>
      <text:p text:style-name="P1341"><text:span text:style-name="T1342"># react e commerse product</text:span></text:p>
      <text:p text:style-name="P1343"><text:span text:style-name="T1344">#react js interviews question and andswer</text:span></text:p>
      <text:p text:style-name="P1345"><text:span text:style-name="T1346">#other</text:span></text:p>
      <text:p text:style-name="P1347"><text:span text:style-name="T1348">#pwa</text:span></text:p>
      <text:p text:style-name="P1349"><text:span text:style-name="T1350">#restaurant project</text:span></text:p>
      <text:p text:style-name="P1351"><text:span text:style-name="T1352">#material ui</text:span></text:p>
      <text:p text:style-name="P1353"/>
      <text:p text:style-name="P1354">***********************************************************</text:p>
      <text:p text:style-name="P1355"><text:span text:style-name="T1356">1. fetch ap</text:span></text:p>
      <text:p text:style-name="P1357"><text:span text:style-name="T1358">#anilsidhu video</text:span></text:p>
      <text:p text:style-name="P1359"><text:span text:style-name="T1360">#anilsidhu <text:s/>github code</text:span></text:p>
      <text:p text:style-name="P1361"><text:a xlink:href="https://medium.com/swlh/restful-api-design-get-post-put-patch-delete-a-walkthrough-with-javascripts-fetch-api-e37a8416e2a0" office:target-frame-name="_top" xlink:show="replace"><text:span text:style-name="T1362">https://medium.com/swlh/restful-api-design-get-post-put-patch-delete-a-walkthrough-with-javascripts-fetch-api-e37a8416e2a0</text:span></text:a></text:p>
      <text:p text:style-name="P1363"/>
      <text:p text:style-name="P1364"><text:a xlink:href="https://jsonplaceholder.typicode.com/guide/" office:target-frame-name="_top" xlink:show="replace"><text:span text:style-name="T1365">https://jsonplaceholder.typi</text:span><text:span text:style-name="T1366">code.com/guide/</text:span></text:a></text:p>
      <text:p text:style-name="P1367"><text:span text:style-name="T1368">or</text:span></text:p>
      <text:p text:style-name="P1369"><text:a xlink:href="https://www.javaguides.net/p/reactjs-tutorial.html" office:target-frame-name="_top" xlink:show="replace"><text:span text:style-name="T1370">https://www.javaguides.net/p/reactjs-tutorial.html</text:span></text:a></text:p>
      <text:p text:style-name="P1371"><text:a xlink:href="https://www.bezkoder.com/javascript-fetch/" office:target-frame-name="_top" xlink:show="replace"><text:span text:style-name="T1372">https://www.bezkoder.com/javascript-fetch/</text:span></text:a></text:p>
      <text:p text:style-name="P1373"><text:a xlink:href="https://dev.to/tienbku/javascript-fetch-getpostputdelete-example-3dmp" office:target-frame-name="_top" xlink:show="replace"><text:span text:style-name="T1374">https://dev.to/tienbku/javascript-fetch-getpostputdelete-example-3dmp</text:span></text:a></text:p>
      <text:p text:style-name="P1375"><text:a xlink:href="https://jasonwatmore.com/post/2020/01/27/react-fetch-http-get-request-examples" office:target-frame-name="_top" xlink:show="replace"><text:span text:style-name="T1376">https://jasonwatmore.com/post/2020/01/27/react-fetch-http-get-request-examples</text:span></text:a></text:p>
      <text:p text:style-name="P1377"/>
      <text:p text:style-name="P1378"><text:span text:style-name="T1379">2.axios</text:span></text:p>
      <text:p text:style-name="P1380"><text:span text:style-name="T1381">#codevolution vedio</text:span></text:p>
      <text:p text:style-name="P1382"><text:span text:style-name="T1383">#codevolution github code</text:span></text:p>
      <text:p text:style-name="P1384"/>
      <text:p text:style-name="P1385"><text:a xlink:href="https://www.digitalocean.com/community/tutorials/react-axios-react" office:target-frame-name="_top" xlink:show="replace"><text:span text:style-name="T1386">https://www.digitalocean.com/community/tutorials/react-axios-react</text:span></text:a></text:p>
      <text:p text:style-name="P1387"><text:a xlink:href="https://pankaj-kumar.medium.com/how-to-use-axios-with-reactjs-application-323b7f37f8f" office:target-frame-name="_top" xlink:show="replace"><text:span text:style-name="T1388">https://pankaj-kumar.medium.com/how-to-use-axios-with-reactjs-application-323b7f37f</text:span><text:span text:style-name="T1389">8f</text:span></text:a></text:p>
      <text:p text:style-name="P1390"><text:a xlink:href="https://medium.com/geekculture/learn-to-use-axios-with-react-ee92829d8ed6" office:target-frame-name="_top" xlink:show="replace"><text:span text:style-name="T1391">https://medium.com/geekculture/learn-to-use-axios-with-react-ee92829d8ed6</text:span></text:a></text:p>
      <text:p text:style-name="P1392"><text:a xlink:href="https://medium.com/nerd-for-tech/how-to-use-axios-with-react-cb7d9c224582" office:target-frame-name="_top" xlink:show="replace"><text:span text:style-name="T1393">https://medium.com/nerd-for-tech/how-to-use-axios-with-react-cb7d9c224582</text:span></text:a></text:p>
      <text:p text:style-name="P1394"><text:a xlink:href="https://jasonwatmore.com/post/2020/07/17/react-axios-http-get-request-examples" office:target-frame-name="_top" xlink:show="replace"><text:span text:style-name="T1395">https://jasonwatmore.com/post/2020/07/17/react-axios-http-get-request-examples</text:span></text:a></text:p>
      <text:p text:style-name="P1396"><text:a xlink:href="https://dev.to/ayabouchiha/sending-get-post-put-delete-requests-using-axios-in-react-31ei" office:target-frame-name="_top" xlink:show="replace"><text:span text:style-name="T1397">https://dev.to/ayabouchiha/sending-get-post-put-delete-requests-using-axios-in-react-31ei</text:span></text:a></text:p>
      <text:p text:style-name="P1398"/>
      <text:p text:style-name="P1399"><text:span text:style-name="T1400">3.await/async</text:span></text:p>
      <text:p text:style-name="P1401"><text:span text:style-name="T1402"># vedio</text:span></text:p>
      <text:p text:style-name="P1403"/>
      <text:p text:style-name="P1404"><text:span text:style-name="T1405">javascript --&gt; Promises, <text:s/></text:span><text:span text:style-name="T1406">async/await</text:span></text:p>
      <text:p text:style-name="P1407"><text:span text:style-name="T1408">#code step by step</text:span></text:p>
      <text:p text:style-name="P1409"/>
      <text:p text:style-name="P1410"><text:span text:style-name="T1411">Formik</text:span></text:p>
      <text:p text:style-name="P1412"><text:span text:style-name="T1413">#codevolution formik playlist</text:span></text:p>
      <text:p text:style-name="P1414"/>
      <text:p text:style-name="P1415"><text:span text:style-name="T1416">React hook form</text:span></text:p>
      <text:p text:style-name="P1417"/>
      <text:p text:style-name="P1418"/>
      <text:p text:style-name="P1419"><text:span text:style-name="T1420">React js or javascript best content</text:span></text:p>
      <text:p text:style-name="P1421"><text:a xlink:href="https://www.javaguides.net/2020/08/reactjs-axios-get-post-put-and-delete-example-tutorial.html" office:target-frame-name="_top" xlink:show="replace"><text:span text:style-name="T1422">https://www.javaguid</text:span><text:span text:style-name="T1423">es.net/2020/08/reactjs-axios-get-post-put-and-delete-example-tutorial.html</text:span></text:a></text:p>
      <text:p text:style-name="P1424"><text:a xlink:href="https://www.bezkoder.com/axios-request/" office:target-frame-name="_top" xlink:show="replace"><text:span text:style-name="T1425">https://www.bezkoder.com/axios-request/</text:span></text:a></text:p>
      <text:p text:style-name="P1426"><text:a xlink:href="https://ordinarycoders.com/blog/react" office:target-frame-name="_top" xlink:show="replace"><text:span text:style-name="T1427">https://ordinarycoders.com/bl</text:span><text:span text:style-name="T1428">og/react</text:span></text:a></text:p>
      <text:p text:style-name="P1429"><text:a xlink:href="https://jasonwatmore.com/" office:target-frame-name="_top" xlink:show="replace"><text:span text:style-name="T1430">https://jasonwatmore.com/</text:span></text:a></text:p>
      <text:p text:style-name="P1431"><text:a xlink:href="https://dev.to/ayabouchiha/making-put-delete-request-using-axios-in-react-js-j07" office:target-frame-name="_top" xlink:show="replace"><text:span text:style-name="T1432">https://dev.to/ayabouchiha/making-put-delete-request-using-axios-in-react-js-j07</text:span></text:a></text:p>
      <text:p text:style-name="P1433"><text:a xlink:href="https://www.codecheef.org/article/tag/react-js" office:target-frame-name="_top" xlink:show="replace"><text:span text:style-name="T1434">https://www.codecheef.org/article/tag/react-js</text:span></text:a></text:p>
      <text:p text:style-name="P1435"><text:a xlink:href="https://www.sanity.io/guides/form-validation-with-npm-yup" office:target-frame-name="_top" xlink:show="replace"><text:span text:style-name="T1436">https://www.sanity.io/guides/form-validation-with-npm-yup</text:span></text:a></text:p>
      <text:p text:style-name="P1437"><text:a xlink:href="https://www.javaguides.net/p/reactjs-tutorial.html" office:target-frame-name="_top" xlink:show="replace"><text:span text:style-name="T1438">https://www.javaguides.net/p/reactjs-tutorial.html</text:span></text:a></text:p>
      <text:p text:style-name="P1439"><text:a xlink:href="https://ozenero.com/react-tutorials" office:target-frame-name="_top" xlink:show="replace"><text:span text:style-name="T1440">https://ozenero.com/react-tutorials</text:span></text:a></text:p>
      <text:p text:style-name="P1441"><text:a xlink:href="https://appdividend.com/category/react/" office:target-frame-name="_top" xlink:show="replace"><text:span text:style-name="T1442">https://appdividend.com/category/react/</text:span></text:a></text:p>
      <text:p text:style-name="P1443"><text:a xlink:href="https://jsonworld.com/reactjs" office:target-frame-name="_top" xlink:show="replace"><text:span text:style-name="T1444">https://jsonworld.com/reactjs</text:span></text:a></text:p>
      <text:p text:style-name="P1445"><text:a xlink:href="https://www.w3schools.com/REACT/DEFAULT.ASP" office:target-frame-name="_top" xlink:show="replace"><text:span text:style-name="T1446">https://www.w3schools.com/REACT/DEFAULT.ASP</text:span></text:a></text:p>
      <text:p text:style-name="P1447"><text:span text:style-name="T1448">2.await/async</text:span></text:p>
      <text:p text:style-name="P1449"/>
      <text:p text:style-name="P1450"><text:span text:style-name="T1451">Context Api</text:span></text:p>
      <text:p text:style-name="P1452"/>
      <text:p text:style-name="P1453"><text:a xlink:href="https://www.digitalocean.com/community/tutorials/react-usecontext" office:target-frame-name="_top" xlink:show="replace"><text:span text:style-name="T1454">https://www.digitalocean.com/community/tutorials/react-usecontext</text:span></text:a></text:p>
      <text:p text:style-name="P1455"><text:a xlink:href="https://www.cronj.com/blog/react-context/" office:target-frame-name="_top" xlink:show="replace"><text:span text:style-name="T1456">https://www.cronj.com/blog/react-context/</text:span></text:a></text:p>
      <text:p text:style-name="P1457"><text:a xlink:href="https://medium.com/nerd-for-tech/react-context-api-in-functional-components-using-hooks-c80777bda5e3" office:target-frame-name="_top" xlink:show="replace"><text:span text:style-name="T1458">https://medium.com/nerd-for-tech/react-context-api-in-functional-components-using-hooks-c80777bda5e3</text:span></text:a></text:p>
      <text:p text:style-name="P1459"><text:a xlink:href="https://www.freecodecamp.org/news/react-context-for-beginners/" office:target-frame-name="_top" xlink:show="replace"><text:span text:style-name="T1460">https://www.freecodecamp.org/news/react-context-for-beginners/</text:span></text:a></text:p>
      <text:p text:style-name="P1461"><text:a xlink:href="https://www.loginradius.com/blog/engineering/react-context-api/" office:target-frame-name="_top" xlink:show="replace"><text:span text:style-name="T1462">https://www.loginradius.com/blog/engineering/react-context-api/</text:span></text:a></text:p>
      <text:p text:style-name="P1463"/>
      <text:p text:style-name="P1464">Redux Concepts-<text:tab/></text:p>
      <text:p text:style-name="P1465"/>
      <text:p text:style-name="P1466"><text:span text:style-name="T1467">---------------------------------------------------------------------------------------------------------------------------</text:span></text:p>
      <text:p text:style-name="P1468">Stateful and stateless component</text:p>
      <text:p text:style-name="P1469"><text:a xlink:href="https://www.cronj.com/blog/learn-stateful-and-stateless-components-in-reactjs/" office:target-frame-name="_top" xlink:show="replace"><text:span text:style-name="T1470">https://www.cronj.com/blog/learn-stateful-and-stateless-components-in-reactjs/</text:span></text:a></text:p>
      <text:p text:style-name="P1471"/>
      <text:p text:style-name="P1472">unidirectional react js</text:p>
      <text:p text:style-name="P1473"><text:a xlink:href="https://labs.tadigital.com/index.php/2020/03/31/unidirectional-data-flow-in-react/" office:target-frame-name="_top" xlink:show="replace"><text:span text:style-name="T1474">https://labs.tadigital.com/index.php/2020/03/31/unidirectional-data-flow-in-react/</text:span></text:a></text:p>
      <text:p text:style-name="P1475"/>
      <text:p text:style-name="P1476"/>
      <text:list text:style-name="LFO12" text:continue-numbering="true">
        <text:list-item>
          <text:p text:style-name="P1477"><text:span text:style-name="T1478">React js projects</text:span><text:a xlink:href="https://codersera.com/blog/reactjs-projects-for-beginners/" office:target-frame-name="_top" xlink:show="replace"><text:span text:style-name="T1479">https://codersera.com/blog/reactjs-p</text:span><text:span text:style-name="T1480">rojects-for-beginners/</text:span></text:a></text:p>
        </text:list-item>
      </text:list>
      <text:p text:style-name="P1481"/>
      <text:list text:style-name="LFO12" text:continue-numbering="true">
        <text:list-item>
          <text:p text:style-name="P1482">Full React Course 2020 - Learn Fundamentals, Hooks, Context API, React Router, Custom Hooks</text:p>
        </text:list-item>
      </text:list>
      <text:h text:style-name="P1483" text:outline-level="1"><text:a xlink:href="https://youtu.be/4UZrsTqkcW4" office:target-frame-name="_top" xlink:show="replace"><text:span text:style-name="T1484">https://youtu.be/4UZrsTqkcW4</text:span></text:a></text:h>
      <text:h text:style-name="P1485" text:outline-level="1"/>
      <text:list text:style-name="LFO12" text:continue-numbering="true">
        <text:list-item>
          <text:p text:style-name="P1486"><text:span text:style-name="T1487">React JS Full Tutorial for Beginners (2022</text:span><text:span text:style-name="T1488">🔥</text:span><text:span text:style-name="T1489">) | What is<text:s/></text:span><text:span text:style-name="T1490">React JS? - Learn React JS in 9 Hour</text:span></text:p>
        </text:list-item>
      </text:list>
      <text:h text:style-name="P1491" text:outline-level="1"><text:a xlink:href="https://youtu.be/ygsrt33azpk" office:target-frame-name="_top" xlink:show="replace"><text:span text:style-name="T1492">https://youtu.be/ygsrt33azpk</text:span></text:a></text:h>
      <text:h text:style-name="P1493" text:outline-level="1"/>
      <text:h text:style-name="P1494" text:outline-level="1"/>
      <text:h text:style-name="P1495" text:outline-level="1"/>
      <text:list text:style-name="LFO13" text:continue-numbering="true">
        <text:list-item>
          <text:p text:style-name="P1496">Uuid</text:p>
        </text:list-item>
      </text:list>
      <text:p text:style-name="P1497"/>
      <text:p text:style-name="P1498"/>
      <text:p text:style-name="P1499">……………………………………………………………………………………………………………………………</text:p>
      <text:p text:style-name="P1500"/>
      <text:p text:style-name="P1501"><text:span text:style-name="T1502"><text:s/></text:span><text:span text:style-name="T1503">React Js Developer Extension</text:span><text:span text:style-name="T1504"><text:s/></text:span></text:p>
      <text:h text:style-name="P1505" text:outline-level="1"/>
      <text:h text:style-name="P1506" text:outline-level="1"/>
      <text:h text:style-name="P1507" text:outline-level="1"/>
      <text:h text:style-name="P1508" text:outline-level="1"/>
      <text:h text:style-name="P1509" text:outline-level="1"><text:span text:style-name="T1510">PROJECTS</text:span></text:h>
      <text:h text:style-name="P1511" text:outline-level="1">Weather App – Thapa Technical</text:h>
      <text:h text:style-name="P1512" text:outline-level="1">Todo<text:s/>list – Code &amp; Coding</text:h>
      <text:h text:style-name="P1513" text:outline-level="1"/>
      <text:h text:style-name="P1514" text:outline-level="1"><text:span text:style-name="T1515">GitHub</text:span></text:h>
      <text:h text:style-name="P1516" text:outline-level="1">Username MDEWANGA</text:h>
      <text:h text:style-name="P1517" text:outline-level="1">Email monika3pageit@gmail.com</text:h>
      <text:h text:style-name="P1518" text:outline-level="1"><text:a xlink:href="https://www.freecodecamp.org/news/publish-your-website-netlify-github/" office:target-frame-name="_top" xlink:show="replace"><text:span text:style-name="T1519">https://www.freecodecamp.org/news/publish-your-website-netlify-github/</text:span></text:a><text:span text:style-name="T1520"><text:s/>deploy github code</text:span></text:h>
      <text:h text:style-name="P1521" text:outline-level="1"/>
      <text:h text:style-name="P1522" text:outline-level="1"><text:a xlink:href="https://www.w3schools.com/git/git_branch_pull_from_remote.asp?remote=github" office:target-frame-name="_top" xlink:show="replace"><text:span text:style-name="T1523">https://www.w3schools.com/git/git_branch_pull_from_remote.asp?remote=git</text:span><text:span text:style-name="T1524">hub</text:span></text:a></text:h>
      <text:h text:style-name="P1525" text:outline-level="1"/>
      <text:h text:style-name="P1526" text:outline-level="1"><text:a xlink:href="https://youtu.be/paxZp_JCVI4" office:target-frame-name="_top" xlink:show="replace"><text:span text:style-name="T1527">https://youtu.be/paxZp_JCV</text:span><text:bookmark-start text:name="_Hlt110329016"/><text:bookmark-start text:name="_Hlt110329017"/><text:span text:style-name="T1528">I</text:span><text:bookmark-end text:name="_Hlt110329016"/><text:bookmark-end text:name="_Hlt110329017"/><text:span text:style-name="T1529">4</text:span></text:a><text:span text:style-name="T1530"><text:s/>push code on github using bash</text:span></text:h>
      <text:h text:style-name="P1531" text:outline-level="1">git init</text:h>
      <text:h text:style-name="P1532" text:outline-level="1"/>
      <text:h text:style-name="P1533" text:outline-level="1"><text:span text:style-name="T1534">1.</text:span><text:a xlink:href="https://monika163.github.io/monika-businessproject.github.io" office:target-frame-name="_top" xlink:show="replace"><text:span text:style-name="T1535">https://monika163.github.io/monika-businessproject.gith</text:span><text:span text:style-name="T1536">ub.io</text:span></text:a></text:h>
      <text:h text:style-name="P1537" text:outline-level="1"><text:span text:style-name="T1538">2.<text:s/></text:span><text:a xlink:href="https://monika163.github.io/fitness-website.github.io/" office:target-frame-name="_top" xlink:show="replace"><text:span text:style-name="T1539">https://monika163.github.io/fitness-website.github.io/</text:span></text:a></text:h>
      <text:h text:style-name="P1540" text:outline-level="1"><text:span text:style-name="T1541">3.<text:s/></text:span><text:a xlink:href="https://monika163.github.io/job-search-website.github.io/#" office:target-frame-name="_top" xlink:show="replace"><text:span text:style-name="T1542">https://monika163.github.io/job-search-we</text:span><text:span text:style-name="T1543">bsite.github.io/#</text:span></text:a></text:h>
      <text:h text:style-name="P1544" text:outline-level="1"><text:span text:style-name="T1545">4.<text:s/></text:span><text:a xlink:href="https://monika163.github.io/website/" office:target-frame-name="_top" xlink:show="replace"><text:span text:style-name="T1546">https://monika163.github.io/website/</text:span></text:a></text:h>
      <text:h text:style-name="P1547" text:outline-level="1"/>
      <text:h text:style-name="P1548" text:outline-level="1"><text:a xlink:href="https://monika163.github.io/ReactJs_TodoList/" office:target-frame-name="_top" xlink:show="replace"><text:span text:style-name="T1549">https://monika163.github.io/ReactJs_TodoList/</text:span></text:a></text:h>
      <text:h text:style-name="P1550" text:outline-level="1"><text:a xlink:href="https://monika163.github.io/ReactJs_WeatherApp/" office:target-frame-name="_top" xlink:show="replace"><text:span text:style-name="T1551">https://monika163.github.io/ReactJs_WeatherApp/</text:span></text:a></text:h>
      <text:h text:style-name="P1552" text:outline-level="1"/>
      <text:h text:style-name="P1553" text:outline-level="1"/>
      <text:h text:style-name="P1554" text:outline-level="1"/>
      <text:h text:style-name="P1555" text:outline-level="1"/>
      <text:h text:style-name="P1556" text:outline-level="1"><text:span text:style-name="T1557">Deploy React Js App on Github:</text:span></text:h>
      <text:h text:style-name="P1558" text:outline-level="1"/>
      <text:h text:style-name="P1559" text:outline-level="1"/>
      <text:h text:style-name="P1560" text:outline-level="1">……………….</text:h>
      <text:h text:style-name="P1561" text:outline-level="1"><text:a xlink:href="https://codersera.com/blog/reactjs-projects-for-beginners/" office:target-frame-name="_top" xlink:show="replace"><text:span text:style-name="T1562">https://codersera.com/blog/reactjs-projects-for-beginners/</text:span></text:a></text:h>
      <text:h text:style-name="P1563" text:outline-level="1"><text:a xlink:href="https://contactmentor.com/best-react-projects-for-beginners-easy/" office:target-frame-name="_top" xlink:show="replace"><text:span text:style-name="T1564">https://contactmentor.com/best-react-projects-for-beginners-easy/</text:span></text:a></text:h>
      <text:h text:style-name="P1565" text:outline-level="1"><text:a xlink:href="https://dev.to/javinpaul/8-projects-beginners-can-build-to-learn-reactjs-in-2022-1e3i" office:target-frame-name="_top" xlink:show="replace"><text:span text:style-name="T1566">https://dev.to/javinpaul/8-projects-beginners-can-build-to-learn-reactjs-in-2022-1e3i</text:span></text:a></text:h>
      <text:h text:style-name="P1567" text:outline-level="1"><text:a xlink:href="https://www.upgrad.com/blog/react-project-ideas-topics-beginners/" office:target-frame-name="_top" xlink:show="replace"><text:span text:style-name="T1568">https://www.upgrad.com/blog/react-project-ideas-topics-beginners/</text:span></text:a></text:h>
      <text:h text:style-name="P1569" text:outline-level="1"><text:a xlink:href="https://www.geeksforgeeks.org/7-best-react-project-ideas-for-beginners-in-2022/" office:target-frame-name="_top" xlink:show="replace"><text:span text:style-name="T1570">https://www.geeksforgeeks.org/7-best-react-project-ideas-for-beginners-in-2022/</text:span></text:a></text:h>
      <text:h text:style-name="P1571" text:outline-level="1"><text:a xlink:href="https://www.golangprograms.com/react-js-projects-for-beginners.html" office:target-frame-name="_top" xlink:show="replace"><text:span text:style-name="T1572">https://www.golangprograms.com/react-js-projects-for-beginners.html</text:span></text:a></text:h>
      <text:h text:style-name="P1573" text:outline-level="1"><text:a xlink:href="https://www.inapps.net/best-reactjs-projects-for-beginners-in-2022/" office:target-frame-name="_top" xlink:show="replace"><text:span text:style-name="T1574">https://www.inapp</text:span><text:span text:style-name="T1575">s.net/best-reactjs-projects-for-beginners-in-2022/</text:span></text:a></text:h>
      <text:h text:style-name="P1576" text:outline-level="1"><text:a xlink:href="https://javarevisited.blogspot.com/2020/10/5-best-reactjs-projects-for-beginners.html#axzz7c0bJ4zpm" office:target-frame-name="_top" xlink:show="replace"><text:span text:style-name="T1577">https://javarevisited.blogspot.com/2020/10/5-best-reactjs-projects-for-beginners.html#ax</text:span><text:span text:style-name="T1578">zz7c0bJ4zpm</text:span></text:a></text:h>
      <text:h text:style-name="P1579" text:outline-level="1"/>
      <text:h text:style-name="P1580" text:outline-level="1"><text:span text:style-name="T1581">Frontend App<text:s/></text:span><text:span text:style-name="T1582">🔥</text:span><text:span text:style-name="T1583"><text:line-break/></text:span><text:span text:style-name="T1584"><text:line-break/></text:span><text:span text:style-name="T1585">Before you go for interview you must have handon coding practice using vanilla js or framework.</text:span><text:span text:style-name="T1586"><text:line-break/></text:span><text:span text:style-name="T1587"><text:line-break/></text:span><text:span text:style-name="T1588">Here is the list<text:s/></text:span><text:span text:style-name="T1589">👇</text:span><text:span text:style-name="T1590"><text:line-break/></text:span><text:span text:style-name="T1591"><text:line-break/></text:span><text:span text:style-name="T1592">💥</text:span><text:span text:style-name="T1593">Beginner Level</text:span><text:span text:style-name="T1594"><text:line-break/></text:span><text:span text:style-name="T1595"><text:line-break/></text:span><text:span text:style-name="T1596">📌</text:span><text:span text:style-name="T1597"><text:s/>Product Landing Page</text:span><text:span text:style-name="T1598"><text:line-break/></text:span><text:span text:style-name="T1599">📌</text:span><text:span text:style-name="T1600"><text:s/>Javascript Music Player</text:span><text:span text:style-name="T1601"><text:line-break/></text:span><text:span text:style-name="T1602">📌</text:span><text:span text:style-name="T1603"><text:s/>Calculator App</text:span><text:span text:style-name="T1604"><text:line-break/></text:span><text:span text:style-name="T1605">📌</text:span><text:span text:style-name="T1606"><text:s/>Weather App</text:span><text:span text:style-name="T1607"><text:line-break/></text:span><text:span text:style-name="T1608">📌</text:span><text:span text:style-name="T1609"><text:s/>Quiz App</text:span><text:span text:style-name="T1610"><text:line-break/></text:span><text:span text:style-name="T1611">📌</text:span><text:span text:style-name="T1612"><text:s/>To Do List App</text:span><text:span text:style-name="T1613"><text:line-break/></text:span><text:span text:style-name="T1614">📌</text:span><text:span text:style-name="T1615"><text:s/>Temperature Converter</text:span><text:span text:style-name="T1616"><text:line-break/></text:span><text:span text:style-name="T1617"><text:line-break/></text:span><text:span text:style-name="T1618"><text:line-break/></text:span><text:span text:style-name="T1619">💥</text:span><text:span text:style-name="T1620">Intermediate Level</text:span><text:span text:style-name="T1621"><text:line-break/></text:span><text:span text:style-name="T1622"><text:line-break/></text:span><text:span text:style-name="T1623">📌</text:span><text:span text:style-name="T1624"><text:s/>Clone of Popular websites</text:span><text:span text:style-name="T1625"><text:line-break/></text:span><text:span text:style-name="T1626">📌</text:span><text:span text:style-name="T1627"><text:s/>Expense Tracker App</text:span><text:span text:style-name="T1628"><text:line-break/></text:span><text:span text:style-name="T1629">📌</text:span><text:span text:style-name="T1630"><text:s/>Book Finder App</text:span><text:span text:style-name="T1631"><text:line-break/></text:span><text:span text:style-name="T1632">📌</text:span><text:span text:style-name="T1633"><text:s/>Dynamic Landing Page</text:span><text:span text:style-name="T1634"><text:line-break/></text:span><text:span text:style-name="T1635">📌</text:span><text:span text:style-name="T1636"><text:s/>Web app using External API</text:span><text:span text:style-name="T1637"><text:line-break/></text:span><text:span text:style-name="T1638">📌</text:span><text:span text:style-name="T1639"><text:s/>Card-Memory-Game</text:span><text:span text:style-name="T1640"><text:line-break/></text:span><text:span text:style-name="T1641">📌</text:span><text:span text:style-name="T1642"><text:s/>Simple Online Store</text:span><text:span text:style-name="T1643"><text:line-break/></text:span><text:span text:style-name="T1644"><text:line-break/></text:span><text:span text:style-name="T1645"><text:line-break/></text:span><text:span text:style-name="T1646">💥</text:span><text:span text:style-name="T1647">Expert Level</text:span><text:span text:style-name="T1648"><text:line-break/></text:span><text:span text:style-name="T1649"><text:line-break/></text:span><text:span text:style-name="T1650">📌</text:span><text:span text:style-name="T1651"><text:s/>Shuffle Card Deck</text:span><text:span text:style-name="T1652"><text:line-break/></text:span><text:span text:style-name="T1653">📌</text:span><text:span text:style-name="T1654"><text:s/>Admin Dashboard including charts &amp; graphs</text:span><text:span text:style-name="T1655"><text:line-break/></text:span><text:span text:style-name="T1656">📌</text:span><text:span text:style-name="T1657"><text:s/>Blog or Ecommerce website</text:span><text:span text:style-name="T1658"><text:line-break/></text:span><text:span text:style-name="T1659">📌</text:span><text:span text:style-name="T1660"><text:s/>Chat App</text:span><text:span text:style-name="T1661"><text:line-break/></text:span><text:span text:style-name="T1662">📌</text:span><text:span text:style-name="T1663"><text:s/>Signin &amp; Signup Forms using Authentication</text:span><text:span text:style-name="T1664"><text:line-break/></text:span><text:span text:style-name="T1665">📌</text:span><text:span text:style-name="T1666"><text:s/>Survey App</text:span><text:span text:style-name="T1667"><text:line-break/></text:span><text:span text:style-name="T1668"><text:line-break/></text:span><text:span text:style-name="T1669"><text:line-break/></text:span><text:span text:style-name="T1670">Follow more for updates </text:span><text:a xlink:href="https://www.linkedin.com/in/ACoAACmguogBIdbijM6YpcIganWLJ67yKyV5kd4" office:target-frame-name="_top" xlink:show="replace"><text:span text:style-name="T1671">Shubham Soni</text:span></text:a><text:span text:style-name="T1672"><text:line-break/></text:span><text:span text:style-name="T1673"><text:line-break/></text:span><text:span text:style-name="T1674">Do like<text:s/></text:span><text:span text:style-name="T1675">👍</text:span><text:span text:style-name="T1676"><text:s/>it Share it</text:span><text:span text:style-name="T1677">😀</text:span><text:span text:style-name="T1678"><text:s/>and comment for better reach<text:s/></text:span><text:span text:style-name="T1679">🤝</text:span></text:h>
      <text:h text:style-name="P1680" text:outline-level="1"/>
      <text:list text:style-name="LFO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681"/>
                    </text:list-item>
                  </text:list>
                </text:list-item>
              </text:list>
            </text:list-item>
          </text:list>
        </text:list-item>
      </text:list>
      <text:h text:style-name="P1682" text:outline-level="1"/>
      <text:h text:style-name="P1683" text:outline-level="1"/>
      <text:h text:style-name="P1684" text:outline-level="1"/>
      <text:h text:style-name="P1685" text:outline-level="1"/>
      <text:h text:style-name="P1686" text:outline-level="1"/>
      <text:h text:style-name="P1687" text:outline-level="1"/>
      <text:h text:style-name="P1688" text:outline-level="1"/>
      <text:p text:style-name="P1689"/>
      <text:list text:style-name="LFO14" text:continue-numbering="true">
        <text:list-item>
          <text:p text:style-name="P1690"><text:span text:style-name="T1691">Angel list</text:span><text:span text:style-name="T1692"><text:line-break/></text:span><text:span text:style-name="T1693">2) Instahyre</text:span><text:span text:style-name="T1694"><text:line-break/></text:span><text:span text:style-name="T1695">3) Monster India</text:span><text:span text:style-name="T1696"><text:line-break/></text:span><text:span text:style-name="T1697">4) Indeed</text:span><text:span text:style-name="T1698"><text:line-break/></text:span><text:span text:style-name="T1699">5) Naukri</text:span></text:p>
        </text:list-item>
      </text:list>
      <text:p text:style-name="P1700"/>
      <text:p text:style-name="P1701">Innovative Front End Developer building and maintaining responsive website in the recruiting industry. Proficient in HTML, CSS, BOOTSTRAP, JAVASCRIPT, JQUERY, REACT J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fo:font-size="24pt" style:font-size-asian="24pt" style:font-size-complex="24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Times New Roman" fo:font-weight="bold" style:font-weight-asian="bold" style:font-weight-complex="bold" style:letter-kerning="true" fo:font-size="24pt" style:font-size-asian="24pt" style:font-size-complex="24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2LVL1" style:family="text">
      <style:text-properties style:use-window-font-color="true" style:text-underline-type="none" style:text-underline-color="font-color"/>
    </style:style>
    <style:style style:name="WW_CharLFO13LVL1" style:family="text">
      <style:text-properties style:font-name="Wingdings" style:font-name-asian="Times New Roman" style:font-name-complex="Aharon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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ewangan, Monika</dc:creator>
    <meta:creation-date>2022-06-27T16:33:00Z</meta:creation-date>
    <dc:date>2022-08-15T09:02:00Z</dc:date>
    <meta:template xlink:href="Normal.dotm" xlink:type="simple"/>
    <meta:editing-cycles>328</meta:editing-cycles>
    <meta:editing-duration>PT44340S</meta:editing-duration>
    <meta:document-statistic meta:page-count="1" meta:paragraph-count="59" meta:word-count="4419" meta:character-count="29549" meta:row-count="209" meta:non-whitespace-character-count="25189"/>
  </office:meta>
</office:document-meta>
</file>